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6" style:family="table-cell" style:parent-style-name="Default" style:data-style-name="N61"/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4"/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ple ex" table:style-name="ta1">
        <table:shapes>
          <draw:frame draw:z-index="0" draw:style-name="gr1" draw:text-style-name="P1" svg:width="439.29pt" svg:height="259pt" svg:x="757.73pt" svg:y="239.41pt">
            <loext:p draw:notify-on-update-of-ranges="'simple ex'.A17:'simple ex'.A17 'simple ex'.C17:'simple ex'.C17 'simple ex'.A18:'simple ex'.A18 'simple ex'.C18:'simple ex'.C18 'simple ex'.A19:'simple ex'.A19 'simple ex'.C19:'simple ex'.C19 'simple ex'.A21:'simple ex'.A21 'simple ex'.C21:'simple ex'.C21 'simple ex'.A22:'simple ex'.A22 'simple ex'.C22:'simple ex'.C22 'simple ex'.A23:'simple ex'.A23 'simple ex'.C23:'simple ex'.C23 'simple ex'.A25:'simple ex'.A25 'simple ex'.C25:'simple ex'.C25 'simple ex'.A26:'simple ex'.A26 'simple ex'.C26:'simple ex'.C26 'simple ex'.A27:'simple ex'.A27 'simple ex'.C27:'simple ex'.C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265.95pt" svg:y="237.74pt">
            <loext:p draw:notify-on-update-of-ranges="'simple ex'.A17:'simple ex'.A17 'simple ex'.B17:'simple ex'.B17 'simple ex'.A18:'simple ex'.A18 'simple ex'.B18:'simple ex'.B18 'simple ex'.A19:'simple ex'.A19 'simple ex'.B19:'simple ex'.B19 'simple ex'.A21:'simple ex'.A21 'simple ex'.B21:'simple ex'.B21 'simple ex'.A22:'simple ex'.A22 'simple ex'.B22:'simple ex'.B22 'simple ex'.A23:'simple ex'.A23 'simple ex'.B23:'simple ex'.B23 'simple ex'.A25:'simple ex'.A25 'simple ex'.B25:'simple ex'.B25 'simple ex'.A26:'simple ex'.A26 'simple ex'.B26:'simple ex'.B26 'simple ex'.A27:'simple ex'.A27 'simple ex'.B27:'simple ex'.B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9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w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UpLow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DownwardHigh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sine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sineTrend</text:p>
          </table:table-cell>
          <table:covered-table-cell table:style-name="ce1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/>
        </table:table-row>
        <table:table-row table:style-name="ro1">
          <table:table-cell office:value-type="string" calcext:value-type="string">
            <text:p>48-12(1)</text:p>
          </table:table-cell>
          <table:table-cell office:value-type="float" office:value="252.6" calcext:value-type="float">
            <text:p>252.6</text:p>
          </table:table-cell>
          <table:table-cell office:value-type="float" office:value="251.72" calcext:value-type="float">
            <text:p>251.72</text:p>
          </table:table-cell>
          <table:table-cell table:style-name="ce8" table:formula="of:=[.C3]/[.B3]" office:value-type="float" office:value="0.996516231195566" calcext:value-type="float">
            <text:p>0.99651623</text:p>
          </table:table-cell>
          <table:table-cell/>
          <table:table-cell office:value-type="float" office:value="4293.1" calcext:value-type="float">
            <text:p>4293.1</text:p>
          </table:table-cell>
          <table:table-cell office:value-type="float" office:value="4602.83" calcext:value-type="float">
            <text:p>4602.83</text:p>
          </table:table-cell>
          <table:table-cell table:style-name="ce8" table:formula="of:=[.G3]/[.F3]" office:value-type="float" office:value="1.0721460017237" calcext:value-type="float">
            <text:p>1.07214600</text:p>
          </table:table-cell>
          <table:table-cell/>
          <table:table-cell office:value-type="float" office:value="59074630.35" calcext:value-type="float">
            <text:p>59074630.35</text:p>
          </table:table-cell>
          <table:table-cell office:value-type="float" office:value="57931198.55" calcext:value-type="float">
            <text:p>57931198.55</text:p>
          </table:table-cell>
          <table:table-cell table:style-name="ce8" table:formula="of:=[.K3]/[.J3]" office:value-type="float" office:value="0.980644283455935" calcext:value-type="float">
            <text:p>0.98064428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19.97" calcext:value-type="float">
            <text:p>19.97</text:p>
          </table:table-cell>
          <table:table-cell table:style-name="ce8" table:formula="of:=[.O3]/[.N3]" office:value-type="float" office:value="1.00301356102461" calcext:value-type="float">
            <text:p>1.00301356</text:p>
          </table:table-cell>
          <table:table-cell/>
          <table:table-cell office:value-type="float" office:value="291.89" calcext:value-type="float">
            <text:p>291.89</text:p>
          </table:table-cell>
          <table:table-cell office:value-type="float" office:value="291.9" calcext:value-type="float">
            <text:p>291.9</text:p>
          </table:table-cell>
          <table:table-cell table:style-name="ce8" table:formula="of:=[.S3]/[.R3]" office:value-type="float" office:value="1.00003425948131" calcext:value-type="float">
            <text:p>1.00003426</text:p>
          </table:table-cell>
        </table:table-row>
        <table:table-row table:style-name="ro1">
          <table:table-cell office:value-type="string" calcext:value-type="string">
            <text:p>100-12(1)</text:p>
          </table:table-cell>
          <table:table-cell office:value-type="float" office:value="247.72" calcext:value-type="float">
            <text:p>247.72</text:p>
          </table:table-cell>
          <table:table-cell office:value-type="float" office:value="252.96" calcext:value-type="float">
            <text:p>252.96</text:p>
          </table:table-cell>
          <table:table-cell table:style-name="ce8" table:formula="of:=[.C4]/[.B4]" office:value-type="float" office:value="1.02115291458098" calcext:value-type="float">
            <text:p>1.02115291</text:p>
          </table:table-cell>
          <table:table-cell/>
          <table:table-cell office:value-type="float" office:value="702.52" calcext:value-type="float">
            <text:p>702.52</text:p>
          </table:table-cell>
          <table:table-cell office:value-type="float" office:value="513.46" calcext:value-type="float">
            <text:p>513.46</text:p>
          </table:table-cell>
          <table:table-cell table:style-name="ce8" table:formula="of:=[.G4]/[.F4]" office:value-type="float" office:value="0.730883106530775" calcext:value-type="float">
            <text:p>0.73088311</text:p>
          </table:table-cell>
          <table:table-cell/>
          <table:table-cell office:value-type="float" office:value="117983966.67" calcext:value-type="float">
            <text:p>117983966.67</text:p>
          </table:table-cell>
          <table:table-cell office:value-type="float" office:value="124329179.62" calcext:value-type="float">
            <text:p>124329179.62</text:p>
          </table:table-cell>
          <table:table-cell table:style-name="ce8" table:formula="of:=[.K4]/[.J4]" office:value-type="float" office:value="1.05378029853622" calcext:value-type="float">
            <text:p>1.05378030</text:p>
          </table:table-cell>
          <table:table-cell/>
          <table:table-cell table:number-columns-repeated="2" office:value-type="float" office:value="23.54" calcext:value-type="float">
            <text:p>23.54</text:p>
          </table:table-cell>
          <table:table-cell table:style-name="ce8" table:formula="of:=[.O4]/[.N4]" office:value-type="float" office:value="1" calcext:value-type="float">
            <text:p>1.00000000</text:p>
          </table:table-cell>
          <table:table-cell/>
          <table:table-cell office:value-type="float" office:value="25.82" calcext:value-type="float">
            <text:p>25.82</text:p>
          </table:table-cell>
          <table:table-cell office:value-type="float" office:value="26.3" calcext:value-type="float">
            <text:p>26.3</text:p>
          </table:table-cell>
          <table:table-cell table:style-name="ce8" table:formula="of:=[.S4]/[.R4]" office:value-type="float" office:value="1.01859024012393" calcext:value-type="float">
            <text:p>1.01859024</text:p>
          </table:table-cell>
        </table:table-row>
        <table:table-row table:style-name="ro1">
          <table:table-cell office:value-type="string" calcext:value-type="string">
            <text:p>200-12(1)</text:p>
          </table:table-cell>
          <table:table-cell office:value-type="float" office:value="380.51" calcext:value-type="float">
            <text:p>380.51</text:p>
          </table:table-cell>
          <table:table-cell office:value-type="float" office:value="380.57" calcext:value-type="float">
            <text:p>380.57</text:p>
          </table:table-cell>
          <table:table-cell table:style-name="ce8" table:formula="of:=[.C5]/[.B5]" office:value-type="float" office:value="1.00015768310951" calcext:value-type="float">
            <text:p>1.00015768</text:p>
          </table:table-cell>
          <table:table-cell/>
          <table:table-cell office:value-type="float" office:value="862.58" calcext:value-type="float">
            <text:p>862.58</text:p>
          </table:table-cell>
          <table:table-cell office:value-type="float" office:value="718.39" calcext:value-type="float">
            <text:p>718.39</text:p>
          </table:table-cell>
          <table:table-cell table:style-name="ce8" table:formula="of:=[.G5]/[.F5]" office:value-type="float" office:value="0.832838693222658" calcext:value-type="float">
            <text:p>0.83283869</text:p>
          </table:table-cell>
          <table:table-cell/>
          <table:table-cell office:value-type="float" office:value="100868036.49" calcext:value-type="float">
            <text:p>100868036.49</text:p>
          </table:table-cell>
          <table:table-cell office:value-type="float" office:value="101969913.5" calcext:value-type="float">
            <text:p>101969913.5</text:p>
          </table:table-cell>
          <table:table-cell table:style-name="ce8" table:formula="of:=[.K5]/[.J5]" office:value-type="float" office:value="1.01092394626031" calcext:value-type="float">
            <text:p>1.01092395</text:p>
          </table:table-cell>
          <table:table-cell/>
          <table:table-cell table:number-columns-repeated="2" office:value-type="float" office:value="45.14" calcext:value-type="float">
            <text:p>45.14</text:p>
          </table:table-cell>
          <table:table-cell table:style-name="ce8" table:formula="of:=[.O5]/[.N5]" office:value-type="float" office:value="1" calcext:value-type="float">
            <text:p>1.00000000</text:p>
          </table:table-cell>
          <table:table-cell/>
          <table:table-cell office:value-type="float" office:value="50.91" calcext:value-type="float">
            <text:p>50.91</text:p>
          </table:table-cell>
          <table:table-cell office:value-type="float" office:value="47.95" calcext:value-type="float">
            <text:p>47.95</text:p>
          </table:table-cell>
          <table:table-cell table:style-name="ce8" table:formula="of:=[.S5]/[.R5]" office:value-type="float" office:value="0.941858181103909" calcext:value-type="float">
            <text:p>0.94185818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48-12(6)</text:p>
          </table:table-cell>
          <table:table-cell office:value-type="float" office:value="333.07" calcext:value-type="float">
            <text:p>333.07</text:p>
          </table:table-cell>
          <table:table-cell office:value-type="float" office:value="325.33" calcext:value-type="float">
            <text:p>325.33</text:p>
          </table:table-cell>
          <table:table-cell table:style-name="ce8" table:formula="of:=[.C7]/[.B7]" office:value-type="float" office:value="0.976761641696941" calcext:value-type="float">
            <text:p>0.97676164</text:p>
          </table:table-cell>
          <table:table-cell/>
          <table:table-cell office:value-type="float" office:value="7071.66" calcext:value-type="float">
            <text:p>7071.66</text:p>
          </table:table-cell>
          <table:table-cell office:value-type="float" office:value="7206.03" calcext:value-type="float">
            <text:p>7206.03</text:p>
          </table:table-cell>
          <table:table-cell table:style-name="ce8" table:formula="of:=[.G7]/[.F7]" office:value-type="float" office:value="1.01900119632448" calcext:value-type="float">
            <text:p>1.01900120</text:p>
          </table:table-cell>
          <table:table-cell/>
          <table:table-cell office:value-type="float" office:value="90579713.93" calcext:value-type="float">
            <text:p>90579713.93</text:p>
          </table:table-cell>
          <table:table-cell office:value-type="float" office:value="89687108.81" calcext:value-type="float">
            <text:p>89687108.81</text:p>
          </table:table-cell>
          <table:table-cell table:style-name="ce8" table:formula="of:=[.K7]/[.J7]" office:value-type="float" office:value="0.990145639886986" calcext:value-type="float">
            <text:p>0.99014564</text:p>
          </table:table-cell>
          <table:table-cell/>
          <table:table-cell office:value-type="float" office:value="483.7" calcext:value-type="float">
            <text:p>483.7</text:p>
          </table:table-cell>
          <table:table-cell office:value-type="float" office:value="483.88" calcext:value-type="float">
            <text:p>483.88</text:p>
          </table:table-cell>
          <table:table-cell table:style-name="ce8" table:formula="of:=[.O7]/[.N7]" office:value-type="float" office:value="1.00037213148646" calcext:value-type="float">
            <text:p>1.00037213</text:p>
          </table:table-cell>
          <table:table-cell/>
          <table:table-cell office:value-type="float" office:value="1772.85" calcext:value-type="float">
            <text:p>1772.85</text:p>
          </table:table-cell>
          <table:table-cell office:value-type="float" office:value="1772.86" calcext:value-type="float">
            <text:p>1772.86</text:p>
          </table:table-cell>
          <table:table-cell table:style-name="ce8" table:formula="of:=[.S7]/[.R7]" office:value-type="float" office:value="1.00000564063514" calcext:value-type="float">
            <text:p>1.00000564</text:p>
          </table:table-cell>
        </table:table-row>
        <table:table-row table:style-name="ro1">
          <table:table-cell office:value-type="string" calcext:value-type="string">
            <text:p>100-12(6)</text:p>
          </table:table-cell>
          <table:table-cell office:value-type="float" office:value="287" calcext:value-type="float">
            <text:p>287</text:p>
          </table:table-cell>
          <table:table-cell office:value-type="float" office:value="289.63" calcext:value-type="float">
            <text:p>289.63</text:p>
          </table:table-cell>
          <table:table-cell table:style-name="ce8" table:formula="of:=[.C8]/[.B8]" office:value-type="float" office:value="1.0091637630662" calcext:value-type="float">
            <text:p>1.00916376</text:p>
          </table:table-cell>
          <table:table-cell/>
          <table:table-cell office:value-type="float" office:value="1916.31" calcext:value-type="float">
            <text:p>1916.31</text:p>
          </table:table-cell>
          <table:table-cell office:value-type="float" office:value="1531.48" calcext:value-type="float">
            <text:p>1531.48</text:p>
          </table:table-cell>
          <table:table-cell table:style-name="ce8" table:formula="of:=[.G8]/[.F8]" office:value-type="float" office:value="0.799181760779832" calcext:value-type="float">
            <text:p>0.79918176</text:p>
          </table:table-cell>
          <table:table-cell/>
          <table:table-cell office:value-type="float" office:value="125727085.38" calcext:value-type="float">
            <text:p>125727085.38</text:p>
          </table:table-cell>
          <table:table-cell office:value-type="float" office:value="130162180.73" calcext:value-type="float">
            <text:p>130162180.73</text:p>
          </table:table-cell>
          <table:table-cell table:style-name="ce8" table:formula="of:=[.K8]/[.J8]" office:value-type="float" office:value="1.03527557595561" calcext:value-type="float">
            <text:p>1.03527558</text:p>
          </table:table-cell>
          <table:table-cell/>
          <table:table-cell table:number-columns-repeated="2" office:value-type="float" office:value="420.33" calcext:value-type="float">
            <text:p>420.33</text:p>
          </table:table-cell>
          <table:table-cell table:style-name="ce8" table:formula="of:=[.O8]/[.N8]" office:value-type="float" office:value="1" calcext:value-type="float">
            <text:p>1.00000000</text:p>
          </table:table-cell>
          <table:table-cell/>
          <table:table-cell office:value-type="float" office:value="346.06" calcext:value-type="float">
            <text:p>346.06</text:p>
          </table:table-cell>
          <table:table-cell office:value-type="float" office:value="347.18" calcext:value-type="float">
            <text:p>347.18</text:p>
          </table:table-cell>
          <table:table-cell table:style-name="ce8" table:formula="of:=[.S8]/[.R8]" office:value-type="float" office:value="1.0032364329885" calcext:value-type="float">
            <text:p>1.00323643</text:p>
          </table:table-cell>
        </table:table-row>
        <table:table-row table:style-name="ro1">
          <table:table-cell office:value-type="string" calcext:value-type="string">
            <text:p>200-12(6)</text:p>
          </table:table-cell>
          <table:table-cell office:value-type="float" office:value="325.67" calcext:value-type="float">
            <text:p>325.67</text:p>
          </table:table-cell>
          <table:table-cell office:value-type="float" office:value="327.13" calcext:value-type="float">
            <text:p>327.13</text:p>
          </table:table-cell>
          <table:table-cell table:style-name="ce8" table:formula="of:=[.C9]/[.B9]" office:value-type="float" office:value="1.00448306567998" calcext:value-type="float">
            <text:p>1.00448307</text:p>
          </table:table-cell>
          <table:table-cell/>
          <table:table-cell office:value-type="float" office:value="1457.51" calcext:value-type="float">
            <text:p>1457.51</text:p>
          </table:table-cell>
          <table:table-cell office:value-type="float" office:value="1132.87" calcext:value-type="float">
            <text:p>1132.87</text:p>
          </table:table-cell>
          <table:table-cell table:style-name="ce8" table:formula="of:=[.G9]/[.F9]" office:value-type="float" office:value="0.77726396388361" calcext:value-type="float">
            <text:p>0.77726396</text:p>
          </table:table-cell>
          <table:table-cell/>
          <table:table-cell office:value-type="float" office:value="172882341.31" calcext:value-type="float">
            <text:p>172882341.31</text:p>
          </table:table-cell>
          <table:table-cell office:value-type="float" office:value="172309610.96" calcext:value-type="float">
            <text:p>172309610.96</text:p>
          </table:table-cell>
          <table:table-cell table:style-name="ce8" table:formula="of:=[.K9]/[.J9]" office:value-type="float" office:value="0.996687166857759" calcext:value-type="float">
            <text:p>0.99668717</text:p>
          </table:table-cell>
          <table:table-cell/>
          <table:table-cell table:number-columns-repeated="2" office:value-type="float" office:value="394.9" calcext:value-type="float">
            <text:p>394.9</text:p>
          </table:table-cell>
          <table:table-cell table:style-name="ce8" table:formula="of:=[.O9]/[.N9]" office:value-type="float" office:value="1" calcext:value-type="float">
            <text:p>1.00000000</text:p>
          </table:table-cell>
          <table:table-cell/>
          <table:table-cell office:value-type="float" office:value="2734.56" calcext:value-type="float">
            <text:p>2734.56</text:p>
          </table:table-cell>
          <table:table-cell office:value-type="float" office:value="2733.64" calcext:value-type="float">
            <text:p>2733.64</text:p>
          </table:table-cell>
          <table:table-cell table:style-name="ce8" table:formula="of:=[.S9]/[.R9]" office:value-type="float" office:value="0.999663565619332" calcext:value-type="float">
            <text:p>0.99966357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48-12(12)</text:p>
          </table:table-cell>
          <table:table-cell office:value-type="float" office:value="271.78" calcext:value-type="float">
            <text:p>271.78</text:p>
          </table:table-cell>
          <table:table-cell office:value-type="float" office:value="276.16" calcext:value-type="float">
            <text:p>276.16</text:p>
          </table:table-cell>
          <table:table-cell table:style-name="ce8" table:formula="of:=[.C11]/[.B11]" office:value-type="float" office:value="1.01611597615719" calcext:value-type="float">
            <text:p>1.01611598</text:p>
          </table:table-cell>
          <table:table-cell/>
          <table:table-cell office:value-type="float" office:value="7556.76" calcext:value-type="float">
            <text:p>7556.76</text:p>
          </table:table-cell>
          <table:table-cell office:value-type="float" office:value="7742" calcext:value-type="float">
            <text:p>7742</text:p>
          </table:table-cell>
          <table:table-cell table:style-name="ce8" table:formula="of:=[.G11]/[.F11]" office:value-type="float" office:value="1.02451315113885" calcext:value-type="float">
            <text:p>1.02451315</text:p>
          </table:table-cell>
          <table:table-cell/>
          <table:table-cell office:value-type="float" office:value="71166890.64" calcext:value-type="float">
            <text:p>71166890.64</text:p>
          </table:table-cell>
          <table:table-cell office:value-type="float" office:value="71094737.26" calcext:value-type="float">
            <text:p>71094737.26</text:p>
          </table:table-cell>
          <table:table-cell table:style-name="ce8" table:formula="of:=[.K11]/[.J11]" office:value-type="float" office:value="0.998986138366435" calcext:value-type="float">
            <text:p>0.99898614</text:p>
          </table:table-cell>
          <table:table-cell/>
          <table:table-cell office:value-type="float" office:value="535.57" calcext:value-type="float">
            <text:p>535.57</text:p>
          </table:table-cell>
          <table:table-cell office:value-type="float" office:value="535.46" calcext:value-type="float">
            <text:p>535.46</text:p>
          </table:table-cell>
          <table:table-cell table:style-name="ce8" table:formula="of:=[.O11]/[.N11]" office:value-type="float" office:value="0.999794611348657" calcext:value-type="float">
            <text:p>0.99979461</text:p>
          </table:table-cell>
          <table:table-cell/>
          <table:table-cell table:number-columns-repeated="2" office:value-type="float" office:value="2956.52" calcext:value-type="float">
            <text:p>2956.52</text:p>
          </table:table-cell>
          <table:table-cell table:style-name="ce8" table:formula="of:=[.S11]/[.R11]"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100-12(12)</text:p>
          </table:table-cell>
          <table:table-cell office:value-type="float" office:value="239.68" calcext:value-type="float">
            <text:p>239.68</text:p>
          </table:table-cell>
          <table:table-cell office:value-type="float" office:value="251.44" calcext:value-type="float">
            <text:p>251.44</text:p>
          </table:table-cell>
          <table:table-cell table:style-name="ce8" table:formula="of:=[.C12]/[.B12]" office:value-type="float" office:value="1.04906542056075" calcext:value-type="float">
            <text:p>1.04906542</text:p>
          </table:table-cell>
          <table:table-cell/>
          <table:table-cell office:value-type="float" office:value="12726.82" calcext:value-type="float">
            <text:p>12726.82</text:p>
          </table:table-cell>
          <table:table-cell office:value-type="float" office:value="12416.04" calcext:value-type="float">
            <text:p>12416.04</text:p>
          </table:table-cell>
          <table:table-cell table:style-name="ce8" table:formula="of:=[.G12]/[.F12]" office:value-type="float" office:value="0.975580702799285" calcext:value-type="float">
            <text:p>0.97558070</text:p>
          </table:table-cell>
          <table:table-cell/>
          <table:table-cell office:value-type="float" office:value="104525954.16" calcext:value-type="float">
            <text:p>104525954.16</text:p>
          </table:table-cell>
          <table:table-cell office:value-type="float" office:value="112937185.5" calcext:value-type="float">
            <text:p>112937185.5</text:p>
          </table:table-cell>
          <table:table-cell table:style-name="ce8" table:formula="of:=[.K12]/[.J12]" office:value-type="float" office:value="1.08047026604631" calcext:value-type="float">
            <text:p>1.08047027</text:p>
          </table:table-cell>
          <table:table-cell/>
          <table:table-cell table:number-columns-repeated="2" office:value-type="float" office:value="513.42" calcext:value-type="float">
            <text:p>513.42</text:p>
          </table:table-cell>
          <table:table-cell table:style-name="ce8" table:formula="of:=[.O12]/[.N12]" office:value-type="float" office:value="1" calcext:value-type="float">
            <text:p>1.00000000</text:p>
          </table:table-cell>
          <table:table-cell/>
          <table:table-cell office:value-type="float" office:value="288.09" calcext:value-type="float">
            <text:p>288.09</text:p>
          </table:table-cell>
          <table:table-cell office:value-type="float" office:value="286.96" calcext:value-type="float">
            <text:p>286.96</text:p>
          </table:table-cell>
          <table:table-cell table:style-name="ce8" table:formula="of:=[.S12]/[.R12]" office:value-type="float" office:value="0.996077614634316" calcext:value-type="float">
            <text:p>0.99607761</text:p>
          </table:table-cell>
        </table:table-row>
        <table:table-row table:style-name="ro1">
          <table:table-cell office:value-type="string" calcext:value-type="string">
            <text:p>200-12(12)</text:p>
          </table:table-cell>
          <table:table-cell office:value-type="float" office:value="381.57" calcext:value-type="float">
            <text:p>381.57</text:p>
          </table:table-cell>
          <table:table-cell office:value-type="float" office:value="381.71" calcext:value-type="float">
            <text:p>381.71</text:p>
          </table:table-cell>
          <table:table-cell table:style-name="ce8" table:formula="of:=[.C13]/[.B13]" office:value-type="float" office:value="1.00036690515502" calcext:value-type="float">
            <text:p>1.00036691</text:p>
          </table:table-cell>
          <table:table-cell/>
          <table:table-cell office:value-type="float" office:value="2875.74" calcext:value-type="float">
            <text:p>2875.74</text:p>
          </table:table-cell>
          <table:table-cell office:value-type="float" office:value="2316.18" calcext:value-type="float">
            <text:p>2316.18</text:p>
          </table:table-cell>
          <table:table-cell table:style-name="ce8" table:formula="of:=[.G13]/[.F13]" office:value-type="float" office:value="0.805420517849319" calcext:value-type="float">
            <text:p>0.80542052</text:p>
          </table:table-cell>
          <table:table-cell/>
          <table:table-cell office:value-type="float" office:value="197649156.81" calcext:value-type="float">
            <text:p>197649156.81</text:p>
          </table:table-cell>
          <table:table-cell office:value-type="float" office:value="196658315.76" calcext:value-type="float">
            <text:p>196658315.76</text:p>
          </table:table-cell>
          <table:table-cell table:style-name="ce8" table:formula="of:=[.K13]/[.J13]" office:value-type="float" office:value="0.994986869329514" calcext:value-type="float">
            <text:p>0.99498687</text:p>
          </table:table-cell>
          <table:table-cell/>
          <table:table-cell table:number-columns-repeated="2" office:value-type="float" office:value="562.27" calcext:value-type="float">
            <text:p>562.27</text:p>
          </table:table-cell>
          <table:table-cell table:style-name="ce8" table:formula="of:=[.O13]/[.N13]" office:value-type="float" office:value="1" calcext:value-type="float">
            <text:p>1.00000000</text:p>
          </table:table-cell>
          <table:table-cell/>
          <table:table-cell office:value-type="float" office:value="2064.04" calcext:value-type="float">
            <text:p>2064.04</text:p>
          </table:table-cell>
          <table:table-cell office:value-type="float" office:value="2077.42" calcext:value-type="float">
            <text:p>2077.42</text:p>
          </table:table-cell>
          <table:table-cell table:style-name="ce2" table:formula="of:=[.S13]/[.R13]" office:value-type="float" office:value="1.006482432511" calcext:value-type="float">
            <text:p>1.01</text:p>
          </table:table-cell>
        </table:table-row>
        <table:table-row table:style-name="ro1" table:number-rows-repeated="3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48-12(1)</text:p>
          </table:table-cell>
          <table:table-cell table:style-name="ce2" table:formula="of:=AVERAGE([.D3];[.H3];[.L3];[.P3];[.T3])" office:value-type="float" office:value="1.01047086737622" calcext:value-type="float">
            <text:p>1.01</text:p>
          </table:table-cell>
          <table:table-cell table:style-name="ce6" table:formula="of:=AVERAGE([.C3];[.G3];[.K3];[.O3];[.S3])" office:value-type="float" office:value="11587272.994" calcext:value-type="float">
            <text:p>1.1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)</text:p>
          </table:table-cell>
          <table:table-cell table:style-name="ce2" table:formula="of:=AVERAGE([.D4];[.H4];[.L4];[.P4];[.T4])" office:value-type="float" office:value="0.964881311954382" calcext:value-type="float">
            <text:p>0.96</text:p>
          </table:table-cell>
          <table:table-cell table:style-name="ce6" table:formula="of:=AVERAGE([.C4];[.G4];[.K4];[.O4];[.S4])" office:value-type="float" office:value="24865999.176" calcext:value-type="float">
            <text:p>2.49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)</text:p>
          </table:table-cell>
          <table:table-cell table:style-name="ce2" table:formula="of:=AVERAGE([.D5];[.H5];[.L5];[.P5];[.T5])" office:value-type="float" office:value="0.957155700739278" calcext:value-type="float">
            <text:p>0.96</text:p>
          </table:table-cell>
          <table:table-cell table:style-name="ce6" table:formula="of:=AVERAGE([.C5];[.G5];[.K5];[.O5];[.S5])" office:value-type="float" office:value="20394221.11" calcext:value-type="float">
            <text:p>2.04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6)</text:p>
          </table:table-cell>
          <table:table-cell table:style-name="ce2" table:formula="of:=AVERAGE([.D7];[.H7];[.L7];[.P7];[.T7])" office:value-type="float" office:value="0.997257250006001" calcext:value-type="float">
            <text:p>1.00</text:p>
          </table:table-cell>
          <table:table-cell table:style-name="ce6" table:formula="of:=AVERAGE([.C7];[.G7];[.K7];[.O7];[.S7])" office:value-type="float" office:value="17939379.382" calcext:value-type="float">
            <text:p>1.79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6)</text:p>
          </table:table-cell>
          <table:table-cell table:style-name="ce2" table:formula="of:=AVERAGE([.D8];[.H8];[.L8];[.P8];[.T8])" office:value-type="float" office:value="0.969371506558029" calcext:value-type="float">
            <text:p>0.97</text:p>
          </table:table-cell>
          <table:table-cell table:style-name="ce6" table:formula="of:=AVERAGE([.C8];[.G8];[.K8];[.O8];[.S8])" office:value-type="float" office:value="26032953.87" calcext:value-type="float">
            <text:p>2.60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6)</text:p>
          </table:table-cell>
          <table:table-cell table:style-name="ce2" table:formula="of:=AVERAGE([.D9];[.H9];[.L9];[.P9];[.T9])" office:value-type="float" office:value="0.955619552408137" calcext:value-type="float">
            <text:p>0.96</text:p>
          </table:table-cell>
          <table:table-cell table:style-name="ce6" table:formula="of:=AVERAGE([.C9];[.G9];[.K9];[.O9];[.S9])" office:value-type="float" office:value="34462839.9" calcext:value-type="float">
            <text:p>3.45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12)</text:p>
          </table:table-cell>
          <table:table-cell table:style-name="ce2" table:formula="of:=AVERAGE([.D11];[.H11];[.L11];[.P11];[.T11])" office:value-type="float" office:value="1.00788197540223" calcext:value-type="float">
            <text:p>1.01</text:p>
          </table:table-cell>
          <table:table-cell table:style-name="ce6" table:formula="of:=AVERAGE([.C11];[.G11];[.K11];[.O11];[.S11])" office:value-type="float" office:value="14221249.48" calcext:value-type="float">
            <text:p>1.42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2)</text:p>
          </table:table-cell>
          <table:table-cell table:style-name="ce2" table:formula="of:=AVERAGE([.D12];[.H12];[.L12];[.P12];[.T12])" office:value-type="float" office:value="1.02023880080813" calcext:value-type="float">
            <text:p>1.02</text:p>
          </table:table-cell>
          <table:table-cell table:style-name="ce6" table:formula="of:=AVERAGE([.C12];[.G12];[.K12];[.O12];[.S12])" office:value-type="float" office:value="22590130.672" calcext:value-type="float">
            <text:p>2.2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2)</text:p>
          </table:table-cell>
          <table:table-cell table:style-name="ce2" table:formula="of:=AVERAGE([.D13];[.H13];[.L13];[.P13];[.T13])" office:value-type="float" office:value="0.96145134496897" calcext:value-type="float">
            <text:p>0.96</text:p>
          </table:table-cell>
          <table:table-cell table:style-name="ce6" table:formula="of:=AVERAGE([.C13];[.G13];[.K13];[.O13];[.S13])" office:value-type="float" office:value="39332730.668" calcext:value-type="float">
            <text:p>3.93E+07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age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lt;1</text:p>
          </table:table-cell>
          <table:table-cell table:style-name="ce3" table:formula="of:=COUNTIF([.D3:.D13];&quot;&lt;&quot;&amp;1) + COUNTIF([.H3:.H13];&quot;&lt;&quot;&amp;1) + COUNTIF([.L3:.L13];&quot;&lt;&quot;&amp;1) + COUNTIF([.P3:.P13];&quot;&lt;&quot;&amp;1) + COUNTIF([.T3:.T13];&quot;&lt;&quot;&amp;1)" office:value-type="float" office:value="17" calcext:value-type="float">
            <text:p>17</text:p>
          </table:table-cell>
          <table:table-cell table:style-name="ce7" table:formula="of:=[.B30]/[.$B$39] * 100" office:value-type="float" office:value="37.7777777777778" calcext:value-type="float">
            <text:p>38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\=1</text:p>
          </table:table-cell>
          <table:table-cell table:style-name="ce4" table:formula="of:=COUNTIF([.D3:.D13];&quot;=1&quot;) + COUNTIF([.H3:.H13];&quot;=1&quot;) + COUNTIF([.L3:.L13];&quot;=1&quot;) + COUNTIF([.P3:.P13];&quot;=1&quot;) + COUNTIF([.T3:.T13];&quot;=1&quot;)" office:value-type="float" office:value="7" calcext:value-type="float">
            <text:p>7</text:p>
          </table:table-cell>
          <table:table-cell table:style-name="ce7" table:formula="of:=[.B31]/[.$B$39] * 100" office:value-type="float" office:value="15.5555555555556" calcext:value-type="float">
            <text:p>16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 &amp; &lt;= 1.01</text:p>
          </table:table-cell>
          <table:table-cell table:style-name="ce5" table:formula="of:=COUNTIFS([.D3:.D13];&quot;&gt;1&quot;;  [.D3:.D13];&quot;&lt;=1.01&quot;) + COUNTIFS([.H3:.H13];&quot;&gt;1&quot;;  [.H3:.H13];&quot;&lt;=1.01&quot;) + COUNTIFS([.L3:.L13];&quot;&gt;1&quot;;  [.L3:.L13];&quot;&lt;=1.01&quot;) + COUNTIFS([.P3:.P13];&quot;&gt;1&quot;;  [.P3:.P13];&quot;&lt;=1.01&quot;)  + COUNTIFS([.T3:.T13];&quot;&gt;1&quot;;  [.T3:.T13];&quot;&lt;=1.01&quot;)" office:value-type="float" office:value="10" calcext:value-type="float">
            <text:p>10</text:p>
          </table:table-cell>
          <table:table-cell table:style-name="ce7" table:formula="of:=[.B32]/[.$B$39] * 100" office:value-type="float" office:value="22.2222222222222" calcext:value-type="float">
            <text:p>22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01 &amp; &lt; 1.05 </text:p>
          </table:table-cell>
          <table:table-cell table:style-name="ce5" table:formula="of:=COUNTIFS([.D3:.D13];&quot;&gt;1.01&quot;;  [.D3:.D13];&quot;&lt;=1.05&quot;) + COUNTIFS([.H3:.H13];&quot;&gt;1.01&quot;;  [.H3:.H13];&quot;&lt;=1.05&quot;) + COUNTIFS([.L3:.L13];&quot;&gt;1.01&quot;;  [.L3:.L13];&quot;&lt;=1.05&quot;) + COUNTIFS([.P3:.P13];&quot;&gt;1.01&quot;;  [.P3:.P13];&quot;&lt;=1.05&quot;)  + COUNTIFS([.T3:.T13];&quot;&gt;1.01&quot;;  [.T3:.T13];&quot;&lt;=1.05&quot;)" office:value-type="float" office:value="8" calcext:value-type="float">
            <text:p>8</text:p>
          </table:table-cell>
          <table:table-cell table:style-name="ce7" table:formula="of:=[.B33]/[.$B$39] * 100" office:value-type="float" office:value="17.7777777777778" calcext:value-type="float">
            <text:p>18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 1.05 &amp; &lt; 1.1</text:p>
          </table:table-cell>
          <table:table-cell table:style-name="ce3" table:formula="of:=COUNTIFS([.D3:.D13]; &quot;&gt;1.05&quot;; [.D3:.D13]; &quot;&lt;=1.10&quot;) + COUNTIFS([.H3:.H13]; &quot;&gt;1.05&quot;; [.H3:.H13]; &quot;&lt;=1.10&quot;) + COUNTIFS([.L3:.L13]; &quot;&gt;1.05&quot;; [.L3:.L13]; &quot;&lt;=1.10&quot;) + COUNTIFS([.P3:.P13]; &quot;&gt;1.05&quot;; [.P3:.P13]; &quot;&lt;=1.10&quot;)+ COUNTIFS([.T3:.T13]; &quot;&gt;1.05&quot;; [.T3:.T13]; &quot;&lt;=1.10&quot;)" office:value-type="float" office:value="3" calcext:value-type="float">
            <text:p>3</text:p>
          </table:table-cell>
          <table:table-cell table:style-name="ce7" table:formula="of:=[.B34]/[.$B$39] * 100" office:value-type="float" office:value="6.66666666666667" calcext:value-type="float">
            <text:p>7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1.1-1.2</text:p>
          </table:table-cell>
          <table:table-cell table:style-name="ce4" table:formula="of:=COUNTIFS([.D3:.D13]; &quot;&gt;1.1&quot;; [.D3:.D13]; &quot;&lt;=1.2&quot;) + COUNTIFS([.H3:.H13]; &quot;&gt;1.1&quot;; [.H3:.H13]; &quot;&lt;=1.2&quot;) + COUNTIFS([.L3:.L13]; &quot;&gt;1.1&quot;; [.L3:.L13]; &quot;&lt;=1.2&quot;) + COUNTIFS([.P3:.P13]; &quot;&gt;1.1&quot;; [.P3:.P13]; &quot;&lt;=1.2&quot;)+ COUNTIFS([.T3:.T13]; &quot;&gt;1.1&quot;; [.T3:.T13]; &quot;&lt;=1.2&quot;)" office:value-type="float" office:value="0" calcext:value-type="float">
            <text:p>0</text:p>
          </table:table-cell>
          <table:table-cell table:style-name="ce7" table:formula="of:=[.B35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2</text:p>
          </table:table-cell>
          <table:table-cell table:style-name="ce3" table:formula="of:=COUNTIF([.D3:.D13];&quot;&gt;&quot;&amp;1.2) + COUNTIF([.H3:.H13];&quot;&gt;&quot;&amp;1.2) + COUNTIF([.L3:.L13];&quot;&gt;&quot;&amp;1.2) + COUNTIF([.P3:.P13];&quot;&gt;&quot;&amp;1.2) + COUNTIF([.T3:.T13];&quot;&gt;&quot;&amp;1.2)" office:value-type="float" office:value="0" calcext:value-type="float">
            <text:p>0</text:p>
          </table:table-cell>
          <table:table-cell table:style-name="ce7" table:formula="of:=[.B36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3" table:formula="of:=SUM([.B30:.B36])" office:value-type="float" office:value="45" calcext:value-type="float">
            <text:p>45</text:p>
          </table:table-cell>
          <table:table-cell table:style-name="ce3" table:formula="of:=SUM([.C30:.C36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all tests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</table:table>
      <table:table table:name="double ex" table:style-name="ta1">
        <table:shapes>
          <draw:frame draw:z-index="0" draw:style-name="gr1" draw:text-style-name="P1" svg:width="453.51pt" svg:height="255.09pt" svg:x="846.71pt" svg:y="206.87pt">
            <loext:p draw:notify-on-update-of-ranges="'double ex'.A17:'double ex'.A17 'double ex'.C17:'double ex'.C17 'double ex'.A18:'double ex'.A18 'double ex'.C18:'double ex'.C18 'double ex'.A19:'double ex'.A19 'double ex'.C19:'double ex'.C19 'double ex'.A21:'double ex'.A21 'double ex'.C21:'double ex'.C21 'double ex'.A22:'double ex'.A22 'double ex'.C22:'double ex'.C22 'double ex'.A23:'double ex'.A23 'double ex'.C23:'double ex'.C23 'double ex'.A25:'double ex'.A25 'double ex'.C25:'double ex'.C25 'double ex'.A26:'double ex'.A26 'double ex'.C26:'double ex'.C26 'double ex'.A27:'double ex'.A27 'double ex'.C27:'double ex'.C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325.98pt" svg:y="208.35pt">
            <loext:p draw:notify-on-update-of-ranges="'double ex'.A17:'double ex'.A17 'double ex'.B17:'double ex'.B17 'double ex'.A18:'double ex'.A18 'double ex'.B18:'double ex'.B18 'double ex'.A19:'double ex'.A19 'double ex'.B19:'double ex'.B19 'double ex'.A21:'double ex'.A21 'double ex'.B21:'double ex'.B21 'double ex'.A22:'double ex'.A22 'double ex'.B22:'double ex'.B22 'double ex'.A23:'double ex'.A23 'double ex'.B23:'double ex'.B23 'double ex'.A25:'double ex'.A25 'double ex'.B25:'double ex'.B25 'double ex'.A26:'double ex'.A26 'double ex'.B26:'double ex'.B26 'double ex'.A27:'double ex'.A27 'double ex'.B27:'double ex'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9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wn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UpLow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trendDownwardHigh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n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neTrend</text:p>
          </table:table-cell>
          <table:covered-table-cell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/>
        </table:table-row>
        <table:table-row table:style-name="ro1">
          <table:table-cell office:value-type="string" calcext:value-type="string">
            <text:p>48-12(1)</text:p>
          </table:table-cell>
          <table:table-cell office:value-type="float" office:value="272.33" calcext:value-type="float">
            <text:p>272.33</text:p>
          </table:table-cell>
          <table:table-cell office:value-type="float" office:value="279.6" calcext:value-type="float">
            <text:p>279.6</text:p>
          </table:table-cell>
          <table:table-cell table:formula="of:=[.C3]/[.B3]" office:value-type="float" office:value="1.02669555318915" calcext:value-type="float">
            <text:p>1.0266955532</text:p>
          </table:table-cell>
          <table:table-cell/>
          <table:table-cell office:value-type="float" office:value="3617.53" calcext:value-type="float">
            <text:p>3617.53</text:p>
          </table:table-cell>
          <table:table-cell office:value-type="float" office:value="3574.63" calcext:value-type="float">
            <text:p>3574.63</text:p>
          </table:table-cell>
          <table:table-cell table:formula="of:=[.G3]/[.F3]" office:value-type="float" office:value="0.988141079686969" calcext:value-type="float">
            <text:p>0.9881410797</text:p>
          </table:table-cell>
          <table:table-cell/>
          <table:table-cell office:value-type="float" office:value="65694458.22" calcext:value-type="float">
            <text:p>65694458.22</text:p>
          </table:table-cell>
          <table:table-cell office:value-type="float" office:value="66644587.71" calcext:value-type="float">
            <text:p>66644587.71</text:p>
          </table:table-cell>
          <table:table-cell table:formula="of:=[.K3]/[.J3]" office:value-type="float" office:value="1.01446285601166" calcext:value-type="float">
            <text:p>1.014462856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20.41" calcext:value-type="float">
            <text:p>20.41</text:p>
          </table:table-cell>
          <table:table-cell table:formula="of:=[.O3]/[.N3]" office:value-type="float" office:value="0.899118942731278" calcext:value-type="float">
            <text:p>0.8991189427</text:p>
          </table:table-cell>
          <table:table-cell/>
          <table:table-cell office:value-type="float" office:value="668.61" calcext:value-type="float">
            <text:p>668.61</text:p>
          </table:table-cell>
          <table:table-cell office:value-type="float" office:value="659.66" calcext:value-type="float">
            <text:p>659.66</text:p>
          </table:table-cell>
          <table:table-cell table:formula="of:=[.S3]/[.R3]" office:value-type="float" office:value="0.986614020131317" calcext:value-type="float">
            <text:p>0.9866140201</text:p>
          </table:table-cell>
        </table:table-row>
        <table:table-row table:style-name="ro1">
          <table:table-cell office:value-type="string" calcext:value-type="string">
            <text:p>100-12(1)</text:p>
          </table:table-cell>
          <table:table-cell office:value-type="float" office:value="282.5" calcext:value-type="float">
            <text:p>282.5</text:p>
          </table:table-cell>
          <table:table-cell office:value-type="float" office:value="302.91" calcext:value-type="float">
            <text:p>302.91</text:p>
          </table:table-cell>
          <table:table-cell table:formula="of:=[.C4]/[.B4]" office:value-type="float" office:value="1.07224778761062" calcext:value-type="float">
            <text:p>1.0722477876</text:p>
          </table:table-cell>
          <table:table-cell/>
          <table:table-cell office:value-type="float" office:value="190.63" calcext:value-type="float">
            <text:p>190.63</text:p>
          </table:table-cell>
          <table:table-cell office:value-type="float" office:value="193.77" calcext:value-type="float">
            <text:p>193.77</text:p>
          </table:table-cell>
          <table:table-cell table:formula="of:=[.G4]/[.F4]" office:value-type="float" office:value="1.01647169910297" calcext:value-type="float">
            <text:p>1.0164716991</text:p>
          </table:table-cell>
          <table:table-cell/>
          <table:table-cell office:value-type="float" office:value="90967195.65" calcext:value-type="float">
            <text:p>90967195.65</text:p>
          </table:table-cell>
          <table:table-cell office:value-type="float" office:value="93267732.29" calcext:value-type="float">
            <text:p>93267732.29</text:p>
          </table:table-cell>
          <table:table-cell table:formula="of:=[.K4]/[.J4]" office:value-type="float" office:value="1.02528973904891" calcext:value-type="float">
            <text:p>1.025289739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9.4" calcext:value-type="float">
            <text:p>9.4</text:p>
          </table:table-cell>
          <table:table-cell table:formula="of:=[.O4]/[.N4]" office:value-type="float" office:value="1.11111111111111" calcext:value-type="float">
            <text:p>1.1111111111</text:p>
          </table:table-cell>
          <table:table-cell/>
          <table:table-cell office:value-type="float" office:value="26.17" calcext:value-type="float">
            <text:p>26.17</text:p>
          </table:table-cell>
          <table:table-cell office:value-type="float" office:value="25.61" calcext:value-type="float">
            <text:p>25.61</text:p>
          </table:table-cell>
          <table:table-cell table:formula="of:=[.S4]/[.R4]" office:value-type="float" office:value="0.978601452044325" calcext:value-type="float">
            <text:p>0.978601452</text:p>
          </table:table-cell>
        </table:table-row>
        <table:table-row table:style-name="ro1">
          <table:table-cell office:value-type="string" calcext:value-type="string">
            <text:p>200-12(1)</text:p>
          </table:table-cell>
          <table:table-cell office:value-type="float" office:value="399.27" calcext:value-type="float">
            <text:p>399.27</text:p>
          </table:table-cell>
          <table:table-cell office:value-type="float" office:value="405.67" calcext:value-type="float">
            <text:p>405.67</text:p>
          </table:table-cell>
          <table:table-cell table:formula="of:=[.C5]/[.B5]" office:value-type="float" office:value="1.01602925338743" calcext:value-type="float">
            <text:p>1.0160292534</text:p>
          </table:table-cell>
          <table:table-cell/>
          <table:table-cell office:value-type="float" office:value="361.5" calcext:value-type="float">
            <text:p>361.5</text:p>
          </table:table-cell>
          <table:table-cell office:value-type="float" office:value="347.69" calcext:value-type="float">
            <text:p>347.69</text:p>
          </table:table-cell>
          <table:table-cell table:formula="of:=[.G5]/[.F5]" office:value-type="float" office:value="0.96179806362379" calcext:value-type="float">
            <text:p>0.9617980636</text:p>
          </table:table-cell>
          <table:table-cell/>
          <table:table-cell office:value-type="float" office:value="108286781.11" calcext:value-type="float">
            <text:p>108286781.11</text:p>
          </table:table-cell>
          <table:table-cell office:value-type="float" office:value="109496254.07" calcext:value-type="float">
            <text:p>109496254.07</text:p>
          </table:table-cell>
          <table:table-cell table:formula="of:=[.K5]/[.J5]" office:value-type="float" office:value="1.01116916531826" calcext:value-type="float">
            <text:p>1.0111691653</text:p>
          </table:table-cell>
          <table:table-cell/>
          <table:table-cell office:value-type="float" office:value="35.56" calcext:value-type="float">
            <text:p>35.56</text:p>
          </table:table-cell>
          <table:table-cell office:value-type="float" office:value="38.48" calcext:value-type="float">
            <text:p>38.48</text:p>
          </table:table-cell>
          <table:table-cell table:formula="of:=[.O5]/[.N5]" office:value-type="float" office:value="1.08211473565804" calcext:value-type="float">
            <text:p>1.0821147357</text:p>
          </table:table-cell>
          <table:table-cell/>
          <table:table-cell office:value-type="float" office:value="48.96" calcext:value-type="float">
            <text:p>48.96</text:p>
          </table:table-cell>
          <table:table-cell office:value-type="float" office:value="48.21" calcext:value-type="float">
            <text:p>48.21</text:p>
          </table:table-cell>
          <table:table-cell table:formula="of:=[.S5]/[.R5]" office:value-type="float" office:value="0.98468137254902" calcext:value-type="float">
            <text:p>0.98468137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48-12(6)</text:p>
          </table:table-cell>
          <table:table-cell office:value-type="float" office:value="354.67" calcext:value-type="float">
            <text:p>354.67</text:p>
          </table:table-cell>
          <table:table-cell office:value-type="float" office:value="320" calcext:value-type="float">
            <text:p>320</text:p>
          </table:table-cell>
          <table:table-cell table:formula="of:=[.C7]/[.B7]" office:value-type="float" office:value="0.902247159331209" calcext:value-type="float">
            <text:p>0.9022471593</text:p>
          </table:table-cell>
          <table:table-cell/>
          <table:table-cell office:value-type="float" office:value="6324.32" calcext:value-type="float">
            <text:p>6324.32</text:p>
          </table:table-cell>
          <table:table-cell office:value-type="float" office:value="6454.35" calcext:value-type="float">
            <text:p>6454.35</text:p>
          </table:table-cell>
          <table:table-cell table:formula="of:=[.G7]/[.F7]" office:value-type="float" office:value="1.02056031320363" calcext:value-type="float">
            <text:p>1.0205603132</text:p>
          </table:table-cell>
          <table:table-cell/>
          <table:table-cell office:value-type="float" office:value="86541840.59" calcext:value-type="float">
            <text:p>86541840.59</text:p>
          </table:table-cell>
          <table:table-cell office:value-type="float" office:value="77856708.99" calcext:value-type="float">
            <text:p>77856708.99</text:p>
          </table:table-cell>
          <table:table-cell table:formula="of:=[.K7]/[.J7]" office:value-type="float" office:value="0.899642397933889" calcext:value-type="float">
            <text:p>0.8996423979</text:p>
          </table:table-cell>
          <table:table-cell/>
          <table:table-cell office:value-type="float" office:value="880.76" calcext:value-type="float">
            <text:p>880.76</text:p>
          </table:table-cell>
          <table:table-cell office:value-type="float" office:value="856.96" calcext:value-type="float">
            <text:p>856.96</text:p>
          </table:table-cell>
          <table:table-cell table:formula="of:=[.O7]/[.N7]" office:value-type="float" office:value="0.972977882737636" calcext:value-type="float">
            <text:p>0.9729778827</text:p>
          </table:table-cell>
          <table:table-cell/>
          <table:table-cell office:value-type="float" office:value="8031.6" calcext:value-type="float">
            <text:p>8031.6</text:p>
          </table:table-cell>
          <table:table-cell office:value-type="float" office:value="7843.41" calcext:value-type="float">
            <text:p>7843.41</text:p>
          </table:table-cell>
          <table:table-cell table:formula="of:=[.S7]/[.R7]" office:value-type="float" office:value="0.976568803227252" calcext:value-type="float">
            <text:p>0.9765688032</text:p>
          </table:table-cell>
        </table:table-row>
        <table:table-row table:style-name="ro1">
          <table:table-cell office:value-type="string" calcext:value-type="string">
            <text:p>100-12(6)</text:p>
          </table:table-cell>
          <table:table-cell office:value-type="float" office:value="323.09" calcext:value-type="float">
            <text:p>323.09</text:p>
          </table:table-cell>
          <table:table-cell office:value-type="float" office:value="332.08" calcext:value-type="float">
            <text:p>332.08</text:p>
          </table:table-cell>
          <table:table-cell table:formula="of:=[.C8]/[.B8]" office:value-type="float" office:value="1.02782506422359" calcext:value-type="float">
            <text:p>1.0278250642</text:p>
          </table:table-cell>
          <table:table-cell/>
          <table:table-cell office:value-type="float" office:value="263.81" calcext:value-type="float">
            <text:p>263.81</text:p>
          </table:table-cell>
          <table:table-cell office:value-type="float" office:value="253.23" calcext:value-type="float">
            <text:p>253.23</text:p>
          </table:table-cell>
          <table:table-cell table:formula="of:=[.G8]/[.F8]" office:value-type="float" office:value="0.959895379250218" calcext:value-type="float">
            <text:p>0.9598953793</text:p>
          </table:table-cell>
          <table:table-cell/>
          <table:table-cell office:value-type="float" office:value="110815056.99" calcext:value-type="float">
            <text:p>110815056.99</text:p>
          </table:table-cell>
          <table:table-cell office:value-type="float" office:value="100878861.5" calcext:value-type="float">
            <text:p>100878861.5</text:p>
          </table:table-cell>
          <table:table-cell table:formula="of:=[.K8]/[.J8]" office:value-type="float" office:value="0.910335330234982" calcext:value-type="float">
            <text:p>0.9103353302</text:p>
          </table:table-cell>
          <table:table-cell/>
          <table:table-cell office:value-type="float" office:value="636.99" calcext:value-type="float">
            <text:p>636.99</text:p>
          </table:table-cell>
          <table:table-cell office:value-type="float" office:value="673.94" calcext:value-type="float">
            <text:p>673.94</text:p>
          </table:table-cell>
          <table:table-cell table:formula="of:=[.O8]/[.N8]" office:value-type="float" office:value="1.05800719006578" calcext:value-type="float">
            <text:p>1.0580071901</text:p>
          </table:table-cell>
          <table:table-cell/>
          <table:table-cell office:value-type="float" office:value="449.11" calcext:value-type="float">
            <text:p>449.11</text:p>
          </table:table-cell>
          <table:table-cell office:value-type="float" office:value="420.09" calcext:value-type="float">
            <text:p>420.09</text:p>
          </table:table-cell>
          <table:table-cell table:formula="of:=[.S8]/[.R8]" office:value-type="float" office:value="0.935383313664804" calcext:value-type="float">
            <text:p>0.9353833137</text:p>
          </table:table-cell>
        </table:table-row>
        <table:table-row table:style-name="ro1">
          <table:table-cell office:value-type="string" calcext:value-type="string">
            <text:p>200-12(6)</text:p>
          </table:table-cell>
          <table:table-cell office:value-type="float" office:value="324.5" calcext:value-type="float">
            <text:p>324.5</text:p>
          </table:table-cell>
          <table:table-cell office:value-type="float" office:value="340.14" calcext:value-type="float">
            <text:p>340.14</text:p>
          </table:table-cell>
          <table:table-cell table:formula="of:=[.C9]/[.B9]" office:value-type="float" office:value="1.04819722650231" calcext:value-type="float">
            <text:p>1.0481972265</text:p>
          </table:table-cell>
          <table:table-cell/>
          <table:table-cell office:value-type="float" office:value="316.76" calcext:value-type="float">
            <text:p>316.76</text:p>
          </table:table-cell>
          <table:table-cell office:value-type="float" office:value="374.38" calcext:value-type="float">
            <text:p>374.38</text:p>
          </table:table-cell>
          <table:table-cell table:formula="of:=[.G9]/[.F9]" office:value-type="float" office:value="1.18190428084354" calcext:value-type="float">
            <text:p>1.1819042808</text:p>
          </table:table-cell>
          <table:table-cell/>
          <table:table-cell office:value-type="float" office:value="167489984.23" calcext:value-type="float">
            <text:p>167489984.23</text:p>
          </table:table-cell>
          <table:table-cell office:value-type="float" office:value="162368879.38" calcext:value-type="float">
            <text:p>162368879.38</text:p>
          </table:table-cell>
          <table:table-cell table:formula="of:=[.K9]/[.J9]" office:value-type="float" office:value="0.96942441141455" calcext:value-type="float">
            <text:p>0.9694244114</text:p>
          </table:table-cell>
          <table:table-cell/>
          <table:table-cell office:value-type="float" office:value="811.24" calcext:value-type="float">
            <text:p>811.24</text:p>
          </table:table-cell>
          <table:table-cell office:value-type="float" office:value="830.81" calcext:value-type="float">
            <text:p>830.81</text:p>
          </table:table-cell>
          <table:table-cell table:formula="of:=[.O9]/[.N9]" office:value-type="float" office:value="1.02412356392683" calcext:value-type="float">
            <text:p>1.0241235639</text:p>
          </table:table-cell>
          <table:table-cell/>
          <table:table-cell office:value-type="float" office:value="2958.53" calcext:value-type="float">
            <text:p>2958.53</text:p>
          </table:table-cell>
          <table:table-cell office:value-type="float" office:value="2933.63" calcext:value-type="float">
            <text:p>2933.63</text:p>
          </table:table-cell>
          <table:table-cell table:formula="of:=[.S9]/[.R9]" office:value-type="float" office:value="0.991583658100475" calcext:value-type="float">
            <text:p>0.991583658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48-12(12)</text:p>
          </table:table-cell>
          <table:table-cell office:value-type="float" office:value="275.92" calcext:value-type="float">
            <text:p>275.92</text:p>
          </table:table-cell>
          <table:table-cell office:value-type="float" office:value="299" calcext:value-type="float">
            <text:p>299</text:p>
          </table:table-cell>
          <table:table-cell table:formula="of:=[.C11]/[.B11]" office:value-type="float" office:value="1.08364743403885" calcext:value-type="float">
            <text:p>1.083647434</text:p>
          </table:table-cell>
          <table:table-cell/>
          <table:table-cell office:value-type="float" office:value="3077.24" calcext:value-type="float">
            <text:p>3077.24</text:p>
          </table:table-cell>
          <table:table-cell office:value-type="float" office:value="3068.45" calcext:value-type="float">
            <text:p>3068.45</text:p>
          </table:table-cell>
          <table:table-cell table:formula="of:=[.G11]/[.F11]" office:value-type="float" office:value="0.997143544214946" calcext:value-type="float">
            <text:p>0.9971435442</text:p>
          </table:table-cell>
          <table:table-cell/>
          <table:table-cell office:value-type="float" office:value="65058787.15" calcext:value-type="float">
            <text:p>65058787.15</text:p>
          </table:table-cell>
          <table:table-cell office:value-type="float" office:value="72999868.22" calcext:value-type="float">
            <text:p>72999868.22</text:p>
          </table:table-cell>
          <table:table-cell table:formula="of:=[.K11]/[.J11]" office:value-type="float" office:value="1.12206008469987" calcext:value-type="float">
            <text:p>1.1220600847</text:p>
          </table:table-cell>
          <table:table-cell/>
          <table:table-cell office:value-type="float" office:value="4394.8" calcext:value-type="float">
            <text:p>4394.8</text:p>
          </table:table-cell>
          <table:table-cell office:value-type="float" office:value="3921.33" calcext:value-type="float">
            <text:p>3921.33</text:p>
          </table:table-cell>
          <table:table-cell table:formula="of:=[.O11]/[.N11]" office:value-type="float" office:value="0.892265859652316" calcext:value-type="float">
            <text:p>0.8922658597</text:p>
          </table:table-cell>
          <table:table-cell/>
          <table:table-cell office:value-type="float" office:value="29063.69" calcext:value-type="float">
            <text:p>29063.69</text:p>
          </table:table-cell>
          <table:table-cell office:value-type="float" office:value="28324.64" calcext:value-type="float">
            <text:p>28324.64</text:p>
          </table:table-cell>
          <table:table-cell table:formula="of:=[.S11]/[.R11]" office:value-type="float" office:value="0.974571363787599" calcext:value-type="float">
            <text:p>0.9745713638</text:p>
          </table:table-cell>
        </table:table-row>
        <table:table-row table:style-name="ro1">
          <table:table-cell office:value-type="string" calcext:value-type="string">
            <text:p>100-12(12)</text:p>
          </table:table-cell>
          <table:table-cell office:value-type="float" office:value="272.97" calcext:value-type="float">
            <text:p>272.97</text:p>
          </table:table-cell>
          <table:table-cell office:value-type="float" office:value="315.49" calcext:value-type="float">
            <text:p>315.49</text:p>
          </table:table-cell>
          <table:table-cell table:formula="of:=[.C12]/[.B12]" office:value-type="float" office:value="1.15576803311719" calcext:value-type="float">
            <text:p>1.1557680331</text:p>
          </table:table-cell>
          <table:table-cell/>
          <table:table-cell office:value-type="float" office:value="13143.67" calcext:value-type="float">
            <text:p>13143.67</text:p>
          </table:table-cell>
          <table:table-cell office:value-type="float" office:value="13449.97" calcext:value-type="float">
            <text:p>13449.97</text:p>
          </table:table-cell>
          <table:table-cell table:formula="of:=[.G12]/[.F12]" office:value-type="float" office:value="1.02330399348127" calcext:value-type="float">
            <text:p>1.0233039935</text:p>
          </table:table-cell>
          <table:table-cell/>
          <table:table-cell office:value-type="float" office:value="58829949.01" calcext:value-type="float">
            <text:p>58829949.01</text:p>
          </table:table-cell>
          <table:table-cell office:value-type="float" office:value="76982996.39" calcext:value-type="float">
            <text:p>76982996.39</text:p>
          </table:table-cell>
          <table:table-cell table:formula="of:=[.K12]/[.J12]" office:value-type="float" office:value="1.30856813044176" calcext:value-type="float">
            <text:p>1.3085681304</text:p>
          </table:table-cell>
          <table:table-cell/>
          <table:table-cell office:value-type="float" office:value="4919.03" calcext:value-type="float">
            <text:p>4919.03</text:p>
          </table:table-cell>
          <table:table-cell office:value-type="float" office:value="4646.99" calcext:value-type="float">
            <text:p>4646.99</text:p>
          </table:table-cell>
          <table:table-cell table:formula="of:=[.O12]/[.N12]" office:value-type="float" office:value="0.944696413723844" calcext:value-type="float">
            <text:p>0.9446964137</text:p>
          </table:table-cell>
          <table:table-cell/>
          <table:table-cell office:value-type="float" office:value="565.68" calcext:value-type="float">
            <text:p>565.68</text:p>
          </table:table-cell>
          <table:table-cell office:value-type="float" office:value="490.45" calcext:value-type="float">
            <text:p>490.45</text:p>
          </table:table-cell>
          <table:table-cell table:formula="of:=[.S12]/[.R12]" office:value-type="float" office:value="0.867009616744449" calcext:value-type="float">
            <text:p>0.8670096167</text:p>
          </table:table-cell>
        </table:table-row>
        <table:table-row table:style-name="ro1">
          <table:table-cell office:value-type="string" calcext:value-type="string">
            <text:p>200-12(12)</text:p>
          </table:table-cell>
          <table:table-cell office:value-type="float" office:value="376.87" calcext:value-type="float">
            <text:p>376.87</text:p>
          </table:table-cell>
          <table:table-cell office:value-type="float" office:value="381.13" calcext:value-type="float">
            <text:p>381.13</text:p>
          </table:table-cell>
          <table:table-cell table:formula="of:=[.C13]/[.B13]" office:value-type="float" office:value="1.01130363255234" calcext:value-type="float">
            <text:p>1.0113036326</text:p>
          </table:table-cell>
          <table:table-cell/>
          <table:table-cell office:value-type="float" office:value="423.64" calcext:value-type="float">
            <text:p>423.64</text:p>
          </table:table-cell>
          <table:table-cell office:value-type="float" office:value="499.08" calcext:value-type="float">
            <text:p>499.08</text:p>
          </table:table-cell>
          <table:table-cell table:formula="of:=[.G13]/[.F13]" office:value-type="float" office:value="1.17807572467189" calcext:value-type="float">
            <text:p>1.1780757247</text:p>
          </table:table-cell>
          <table:table-cell/>
          <table:table-cell office:value-type="float" office:value="186182717.66" calcext:value-type="float">
            <text:p>186182717.66</text:p>
          </table:table-cell>
          <table:table-cell office:value-type="float" office:value="173511817.12" calcext:value-type="float">
            <text:p>173511817.12</text:p>
          </table:table-cell>
          <table:table-cell table:formula="of:=[.K13]/[.J13]" office:value-type="float" office:value="0.931943734094917" calcext:value-type="float">
            <text:p>0.9319437341</text:p>
          </table:table-cell>
          <table:table-cell/>
          <table:table-cell office:value-type="float" office:value="5777.67" calcext:value-type="float">
            <text:p>5777.67</text:p>
          </table:table-cell>
          <table:table-cell office:value-type="float" office:value="5462.19" calcext:value-type="float">
            <text:p>5462.19</text:p>
          </table:table-cell>
          <table:table-cell table:formula="of:=[.O13]/[.N13]" office:value-type="float" office:value="0.945396673745645" calcext:value-type="float">
            <text:p>0.9453966737</text:p>
          </table:table-cell>
          <table:table-cell/>
          <table:table-cell office:value-type="float" office:value="2507.91" calcext:value-type="float">
            <text:p>2507.91</text:p>
          </table:table-cell>
          <table:table-cell office:value-type="float" office:value="2489.15" calcext:value-type="float">
            <text:p>2489.15</text:p>
          </table:table-cell>
          <table:table-cell table:formula="of:=[.S13]/[.R13]" office:value-type="float" office:value="0.992519667771172" calcext:value-type="float">
            <text:p>0.9925196678</text:p>
          </table:table-cell>
        </table:table-row>
        <table:table-row table:style-name="ro1" table:number-rows-repeated="3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48-12(1)</text:p>
          </table:table-cell>
          <table:table-cell table:style-name="ce2" table:formula="of:=AVERAGE([.D3];[.H3];[.L3];[.P3];[.T3])" office:value-type="float" office:value="0.983006490350074" calcext:value-type="float">
            <text:p>0.98</text:p>
          </table:table-cell>
          <table:table-cell table:style-name="ce6" table:formula="of:=AVERAGE([.C3];[.G3];[.K3];[.O3];[.S3])" office:value-type="float" office:value="13329824.402" calcext:value-type="float">
            <text:p>1.33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)</text:p>
          </table:table-cell>
          <table:table-cell table:style-name="ce2" table:formula="of:=AVERAGE([.D4];[.H4];[.L4];[.P4];[.T4])" office:value-type="float" office:value="1.04074435778359" calcext:value-type="float">
            <text:p>1.04</text:p>
          </table:table-cell>
          <table:table-cell table:style-name="ce6" table:formula="of:=AVERAGE([.C4];[.G4];[.K4];[.O4];[.S4])" office:value-type="float" office:value="18653652.796" calcext:value-type="float">
            <text:p>1.87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)</text:p>
          </table:table-cell>
          <table:table-cell table:style-name="ce2" table:formula="of:=AVERAGE([.D5];[.H5];[.L5];[.P5];[.T5])" office:value-type="float" office:value="1.01115851810731" calcext:value-type="float">
            <text:p>1.01</text:p>
          </table:table-cell>
          <table:table-cell table:style-name="ce6" table:formula="of:=AVERAGE([.C5];[.G5];[.K5];[.O5];[.S5])" office:value-type="float" office:value="21899418.824" calcext:value-type="float">
            <text:p>2.19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6)</text:p>
          </table:table-cell>
          <table:table-cell table:style-name="ce2" table:formula="of:=AVERAGE([.D7];[.H7];[.L7];[.P7];[.T7])" office:value-type="float" office:value="0.954399311286724" calcext:value-type="float">
            <text:p>0.95</text:p>
          </table:table-cell>
          <table:table-cell table:style-name="ce6" table:formula="of:=AVERAGE([.C7];[.G7];[.K7];[.O7];[.S7])" office:value-type="float" office:value="15574436.742" calcext:value-type="float">
            <text:p>1.5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6)</text:p>
          </table:table-cell>
          <table:table-cell table:style-name="ce2" table:formula="of:=AVERAGE([.D8];[.H8];[.L8];[.P8];[.T8])" office:value-type="float" office:value="0.978289255487874" calcext:value-type="float">
            <text:p>0.98</text:p>
          </table:table-cell>
          <table:table-cell table:style-name="ce6" table:formula="of:=AVERAGE([.C8];[.G8];[.K8];[.O8];[.S8])" office:value-type="float" office:value="20176108.168" calcext:value-type="float">
            <text:p>2.02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6)</text:p>
          </table:table-cell>
          <table:table-cell table:style-name="ce2" table:formula="of:=AVERAGE([.D9];[.H9];[.L9];[.P9];[.T9])" office:value-type="float" office:value="1.04304662815754" calcext:value-type="float">
            <text:p>1.04</text:p>
          </table:table-cell>
          <table:table-cell table:style-name="ce6" table:formula="of:=AVERAGE([.C9];[.G9];[.K9];[.O9];[.S9])" office:value-type="float" office:value="32474671.668" calcext:value-type="float">
            <text:p>3.25E+07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48-12(12)</text:p>
          </table:table-cell>
          <table:table-cell table:style-name="ce2" table:formula="of:=AVERAGE([.D11];[.H11];[.L11];[.P11];[.T11])" office:value-type="float" office:value="1.01393765727872" calcext:value-type="float">
            <text:p>1.01</text:p>
          </table:table-cell>
          <table:table-cell table:style-name="ce6" table:formula="of:=AVERAGE([.C11];[.G11];[.K11];[.O11];[.S11])" office:value-type="float" office:value="14607096.328" calcext:value-type="float">
            <text:p>1.46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-12(12)</text:p>
          </table:table-cell>
          <table:table-cell table:style-name="ce2" table:formula="of:=AVERAGE([.D12];[.H12];[.L12];[.P12];[.T12])" office:value-type="float" office:value="1.0598692375017" calcext:value-type="float">
            <text:p>1.06</text:p>
          </table:table-cell>
          <table:table-cell table:style-name="ce6" table:formula="of:=AVERAGE([.C12];[.G12];[.K12];[.O12];[.S12])" office:value-type="float" office:value="15400379.858" calcext:value-type="float">
            <text:p>1.54E+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-12(12)</text:p>
          </table:table-cell>
          <table:table-cell table:style-name="ce2" table:formula="of:=AVERAGE([.D13];[.H13];[.L13];[.P13];[.T13])" office:value-type="float" office:value="1.01184788656719" calcext:value-type="float">
            <text:p>1.01</text:p>
          </table:table-cell>
          <table:table-cell table:style-name="ce6" table:formula="of:=AVERAGE([.C13];[.G13];[.K13];[.O13];[.S13])" office:value-type="float" office:value="34704129.734" calcext:value-type="float">
            <text:p>3.47E+07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age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lt;1</text:p>
          </table:table-cell>
          <table:table-cell table:style-name="ce3" table:formula="of:=COUNTIF([.D3:.D13];&quot;&lt;&quot;&amp;1) + COUNTIF([.H3:.H13];&quot;&lt;&quot;&amp;1) + COUNTIF([.L3:.L13];&quot;&lt;&quot;&amp;1) + COUNTIF([.P3:.P13];&quot;&lt;&quot;&amp;1) + COUNTIF([.T3:.T13];&quot;&lt;&quot;&amp;1)" office:value-type="float" office:value="23" calcext:value-type="float">
            <text:p>23</text:p>
          </table:table-cell>
          <table:table-cell table:style-name="ce7" table:formula="of:=[.B30]/[.$B$39] * 100" office:value-type="float" office:value="51.1111111111111" calcext:value-type="float">
            <text:p>51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\=1</text:p>
          </table:table-cell>
          <table:table-cell table:style-name="ce4" table:formula="of:=COUNTIF([.D3:.D13];&quot;=1&quot;) + COUNTIF([.H3:.H13];&quot;=1&quot;) + COUNTIF([.L3:.L13];&quot;=1&quot;) + COUNTIF([.P3:.P13];&quot;=1&quot;) + COUNTIF([.T3:.T13];&quot;=1&quot;)" office:value-type="float" office:value="0" calcext:value-type="float">
            <text:p>0</text:p>
          </table:table-cell>
          <table:table-cell table:style-name="ce7" table:formula="of:=[.B31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 &amp; &lt;= 1.01</text:p>
          </table:table-cell>
          <table:table-cell table:style-name="ce5" table:formula="of:=COUNTIFS([.D3:.D13];&quot;&gt;1&quot;;  [.D3:.D13];&quot;&lt;=1.01&quot;) + COUNTIFS([.H3:.H13];&quot;&gt;1&quot;;  [.H3:.H13];&quot;&lt;=1.01&quot;) + COUNTIFS([.L3:.L13];&quot;&gt;1&quot;;  [.L3:.L13];&quot;&lt;=1.01&quot;) + COUNTIFS([.P3:.P13];&quot;&gt;1&quot;;  [.P3:.P13];&quot;&lt;=1.01&quot;)  + COUNTIFS([.T3:.T13];&quot;&gt;1&quot;;  [.T3:.T13];&quot;&lt;=1.01&quot;)" office:value-type="float" office:value="0" calcext:value-type="float">
            <text:p>0</text:p>
          </table:table-cell>
          <table:table-cell table:style-name="ce7" table:formula="of:=[.B32]/[.$B$39]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01 &amp; &lt; 1.05 </text:p>
          </table:table-cell>
          <table:table-cell table:style-name="ce5" table:formula="of:=COUNTIFS([.D3:.D13];&quot;&gt;1.01&quot;;  [.D3:.D13];&quot;&lt;=1.05&quot;) + COUNTIFS([.H3:.H13];&quot;&gt;1.01&quot;;  [.H3:.H13];&quot;&lt;=1.05&quot;) + COUNTIFS([.L3:.L13];&quot;&gt;1.01&quot;;  [.L3:.L13];&quot;&lt;=1.05&quot;) + COUNTIFS([.P3:.P13];&quot;&gt;1.01&quot;;  [.P3:.P13];&quot;&lt;=1.05&quot;)  + COUNTIFS([.T3:.T13];&quot;&gt;1.01&quot;;  [.T3:.T13];&quot;&lt;=1.05&quot;)" office:value-type="float" office:value="12" calcext:value-type="float">
            <text:p>12</text:p>
          </table:table-cell>
          <table:table-cell table:style-name="ce7" table:formula="of:=[.B33]/[.$B$39] * 100" office:value-type="float" office:value="26.6666666666667" calcext:value-type="float">
            <text:p>27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 1.05 &amp; &lt; 1.1</text:p>
          </table:table-cell>
          <table:table-cell table:style-name="ce3" table:formula="of:=COUNTIFS([.D3:.D13]; &quot;&gt;1.05&quot;; [.D3:.D13]; &quot;&lt;=1.10&quot;) + COUNTIFS([.H3:.H13]; &quot;&gt;1.05&quot;; [.H3:.H13]; &quot;&lt;=1.10&quot;) + COUNTIFS([.L3:.L13]; &quot;&gt;1.05&quot;; [.L3:.L13]; &quot;&lt;=1.10&quot;) + COUNTIFS([.P3:.P13]; &quot;&gt;1.05&quot;; [.P3:.P13]; &quot;&lt;=1.10&quot;)+ COUNTIFS([.T3:.T13]; &quot;&gt;1.05&quot;; [.T3:.T13]; &quot;&lt;=1.10&quot;)" office:value-type="float" office:value="4" calcext:value-type="float">
            <text:p>4</text:p>
          </table:table-cell>
          <table:table-cell table:style-name="ce7" table:formula="of:=[.B34]/[.$B$39] * 100" office:value-type="float" office:value="8.88888888888889" calcext:value-type="float">
            <text:p>9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1.1-1.2</text:p>
          </table:table-cell>
          <table:table-cell table:style-name="ce4" table:formula="of:=COUNTIFS([.D3:.D13]; &quot;&gt;1.1&quot;; [.D3:.D13]; &quot;&lt;=1.2&quot;) + COUNTIFS([.H3:.H13]; &quot;&gt;1.1&quot;; [.H3:.H13]; &quot;&lt;=1.2&quot;) + COUNTIFS([.L3:.L13]; &quot;&gt;1.1&quot;; [.L3:.L13]; &quot;&lt;=1.2&quot;) + COUNTIFS([.P3:.P13]; &quot;&gt;1.1&quot;; [.P3:.P13]; &quot;&lt;=1.2&quot;)+ COUNTIFS([.T3:.T13]; &quot;&gt;1.1&quot;; [.T3:.T13]; &quot;&lt;=1.2&quot;)" office:value-type="float" office:value="5" calcext:value-type="float">
            <text:p>5</text:p>
          </table:table-cell>
          <table:table-cell table:style-name="ce7" table:formula="of:=[.B35]/[.$B$39] * 100" office:value-type="float" office:value="11.1111111111111" calcext:value-type="float">
            <text:p>11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&gt;1.2</text:p>
          </table:table-cell>
          <table:table-cell table:style-name="ce3" table:formula="of:=COUNTIF([.D3:.D13];&quot;&gt;&quot;&amp;1.2) + COUNTIF([.H3:.H13];&quot;&gt;&quot;&amp;1.2) + COUNTIF([.L3:.L13];&quot;&gt;&quot;&amp;1.2) + COUNTIF([.P3:.P13];&quot;&gt;&quot;&amp;1.2) + COUNTIF([.T3:.T13];&quot;&gt;&quot;&amp;1.2)" office:value-type="float" office:value="1" calcext:value-type="float">
            <text:p>1</text:p>
          </table:table-cell>
          <table:table-cell table:style-name="ce7" table:formula="of:=[.B36]/[.$B$39] * 100" office:value-type="float" office:value="2.22222222222222" calcext:value-type="float">
            <text:p>2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3" table:formula="of:=SUM([.B30:.B36])" office:value-type="float" office:value="45" calcext:value-type="float">
            <text:p>45</text:p>
          </table:table-cell>
          <table:table-cell table:style-name="ce3" table:formula="of:=SUM([.C30:.C36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>
            <text:p>all tests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z</text:p>
          </table:table-cell>
          <table:table-cell table:number-columns-repeated="9"/>
        </table:table-row>
      </table:table>
      <table:table table:name="triple ex" table:style-name="ta1">
        <table:shapes>
          <draw:frame draw:z-index="0" draw:style-name="gr1" draw:text-style-name="P1" svg:width="453.51pt" svg:height="255.09pt" svg:x="243.04pt" svg:y="208.37pt">
            <loext:p draw:notify-on-update-of-ranges="'triple ex'.A17:'triple ex'.A17 'triple ex'.B17:'triple ex'.B17 'triple ex'.A18:'triple ex'.A18 'triple ex'.B18:'triple ex'.B18 'triple ex'.A19:'triple ex'.A19 'triple ex'.B19:'triple ex'.B19 'triple ex'.A21:'triple ex'.A21 'triple ex'.B21:'triple ex'.B21 'triple ex'.A22:'triple ex'.A22 'triple ex'.B22:'triple ex'.B22 'triple ex'.A23:'triple ex'.A23 'triple ex'.B23:'triple ex'.B23 'triple ex'.A25:'triple ex'.A25 'triple ex'.B25:'triple ex'.B25 'triple ex'.A26:'triple ex'.A26 'triple ex'.B26:'triple ex'.B26 'triple ex'.A27:'triple ex'.A27 'triple ex'.B27:'triple ex'.B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728.96pt" svg:y="216.62pt">
            <loext:p draw:notify-on-update-of-ranges="'triple ex'.A17:'triple ex'.A17 'triple ex'.C17:'triple ex'.C17 'triple ex'.A18:'triple ex'.A18 'triple ex'.C18:'triple ex'.C18 'triple ex'.A19:'triple ex'.A19 'triple ex'.C19:'triple ex'.C19 'triple ex'.A21:'triple ex'.A21 'triple ex'.C21:'triple ex'.C21 'triple ex'.A22:'triple ex'.A22 'triple ex'.C22:'triple ex'.C22 'triple ex'.A23:'triple ex'.A23 'triple ex'.C23:'triple ex'.C23 'triple ex'.A25:'triple ex'.A25 'triple ex'.C25:'triple ex'.C25 'triple ex'.A26:'triple ex'.A26 'triple ex'.C26:'triple ex'.C26 'triple ex'.A27:'triple ex'.A27 'triple ex'.C27:'triple ex'.C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sin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ineTrend</text:p>
          </table:table-cell>
          <table:covered-table-cell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ata Mining</text:p>
          </table:table-cell>
          <table:table-cell/>
        </table:table-row>
        <table:table-row table:style-name="ro1">
          <table:table-cell office:value-type="string" calcext:value-type="string">
            <text:p>48-12(1)</text:p>
          </table:table-cell>
          <table:table-cell office:value-type="float" office:value="11.24" calcext:value-type="float">
            <text:p>11.24</text:p>
          </table:table-cell>
          <table:table-cell office:value-type="float" office:value="8.07" calcext:value-type="float">
            <text:p>8.07</text:p>
          </table:table-cell>
          <table:table-cell table:formula="of:=[.C3]/[.B3]" office:value-type="float" office:value="0.71797153024911" calcext:value-type="float">
            <text:p>0.7179715302</text:p>
          </table:table-cell>
          <table:table-cell/>
          <table:table-cell office:value-type="float" office:value="25.08" calcext:value-type="float">
            <text:p>25.08</text:p>
          </table:table-cell>
          <table:table-cell office:value-type="float" office:value="20.15" calcext:value-type="float">
            <text:p>20.15</text:p>
          </table:table-cell>
          <table:table-cell table:formula="of:=[.G3]/[.F3]" office:value-type="float" office:value="0.803429027113238" calcext:value-type="float">
            <text:p>0.8034290271</text:p>
          </table:table-cell>
        </table:table-row>
        <table:table-row table:style-name="ro1">
          <table:table-cell office:value-type="string" calcext:value-type="string">
            <text:p>100-12(1)</text:p>
          </table:table-cell>
          <table:table-cell office:value-type="float" office:value="2.29" calcext:value-type="float">
            <text:p>2.29</text:p>
          </table:table-cell>
          <table:table-cell office:value-type="float" office:value="2.09" calcext:value-type="float">
            <text:p>2.09</text:p>
          </table:table-cell>
          <table:table-cell table:formula="of:=[.C4]/[.B4]" office:value-type="float" office:value="0.912663755458515" calcext:value-type="float">
            <text:p>0.9126637555</text:p>
          </table:table-cell>
          <table:table-cell/>
          <table:table-cell office:value-type="float" office:value="43.64" calcext:value-type="float">
            <text:p>43.64</text:p>
          </table:table-cell>
          <table:table-cell office:value-type="float" office:value="57.07" calcext:value-type="float">
            <text:p>57.07</text:p>
          </table:table-cell>
          <table:table-cell table:style-name="ce9" table:formula="of:=[.G4]/[.F4]" office:value-type="float" office:value="1.30774518790101" calcext:value-type="float">
            <text:p>1.3077451879</text:p>
          </table:table-cell>
        </table:table-row>
        <table:table-row table:style-name="ro1">
          <table:table-cell office:value-type="string" calcext:value-type="string">
            <text:p>200-12(1)</text:p>
          </table:table-cell>
          <table:table-cell office:value-type="float" office:value="15.92" calcext:value-type="float">
            <text:p>15.92</text:p>
          </table:table-cell>
          <table:table-cell office:value-type="float" office:value="15.74" calcext:value-type="float">
            <text:p>15.74</text:p>
          </table:table-cell>
          <table:table-cell table:formula="of:=[.C5]/[.B5]" office:value-type="float" office:value="0.988693467336683" calcext:value-type="float">
            <text:p>0.9886934673</text:p>
          </table:table-cell>
          <table:table-cell/>
          <table:table-cell office:value-type="float" office:value="88.18" calcext:value-type="float">
            <text:p>88.18</text:p>
          </table:table-cell>
          <table:table-cell office:value-type="float" office:value="73.84" calcext:value-type="float">
            <text:p>73.84</text:p>
          </table:table-cell>
          <table:table-cell table:formula="of:=[.G5]/[.F5]" office:value-type="float" office:value="0.837378090269902" calcext:value-type="float">
            <text:p>0.83737809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8-12(6)</text:p>
          </table:table-cell>
          <table:table-cell office:value-type="float" office:value="9.26" calcext:value-type="float">
            <text:p>9.26</text:p>
          </table:table-cell>
          <table:table-cell office:value-type="float" office:value="4.07" calcext:value-type="float">
            <text:p>4.07</text:p>
          </table:table-cell>
          <table:table-cell table:formula="of:=[.C7]/[.B7]" office:value-type="float" office:value="0.439524838012959" calcext:value-type="float">
            <text:p>0.439524838</text:p>
          </table:table-cell>
          <table:table-cell/>
          <table:table-cell office:value-type="float" office:value="390.64" calcext:value-type="float">
            <text:p>390.64</text:p>
          </table:table-cell>
          <table:table-cell office:value-type="float" office:value="693.93" calcext:value-type="float">
            <text:p>693.93</text:p>
          </table:table-cell>
          <table:table-cell table:formula="of:=[.G7]/[.F7]" office:value-type="float" office:value="1.77639258652468" calcext:value-type="float">
            <text:p>1.7763925865</text:p>
          </table:table-cell>
        </table:table-row>
        <table:table-row table:style-name="ro1">
          <table:table-cell office:value-type="string" calcext:value-type="string">
            <text:p>100-12(6)</text:p>
          </table:table-cell>
          <table:table-cell office:value-type="float" office:value="3.09" calcext:value-type="float">
            <text:p>3.09</text:p>
          </table:table-cell>
          <table:table-cell office:value-type="float" office:value="2.44" calcext:value-type="float">
            <text:p>2.44</text:p>
          </table:table-cell>
          <table:table-cell table:formula="of:=[.C8]/[.B8]" office:value-type="float" office:value="0.789644012944984" calcext:value-type="float">
            <text:p>0.7896440129</text:p>
          </table:table-cell>
          <table:table-cell/>
          <table:table-cell office:value-type="float" office:value="34.05" calcext:value-type="float">
            <text:p>34.05</text:p>
          </table:table-cell>
          <table:table-cell office:value-type="float" office:value="37.11" calcext:value-type="float">
            <text:p>37.11</text:p>
          </table:table-cell>
          <table:table-cell table:formula="of:=[.G8]/[.F8]" office:value-type="float" office:value="1.08986784140969" calcext:value-type="float">
            <text:p>1.0898678414</text:p>
          </table:table-cell>
        </table:table-row>
        <table:table-row table:style-name="ro1">
          <table:table-cell office:value-type="string" calcext:value-type="string">
            <text:p>200-12(6)</text:p>
          </table:table-cell>
          <table:table-cell office:value-type="float" office:value="4.19" calcext:value-type="float">
            <text:p>4.19</text:p>
          </table:table-cell>
          <table:table-cell office:value-type="float" office:value="5.65" calcext:value-type="float">
            <text:p>5.65</text:p>
          </table:table-cell>
          <table:table-cell table:style-name="ce9" table:formula="of:=[.C9]/[.B9]" office:value-type="float" office:value="1.34844868735084" calcext:value-type="float">
            <text:p>1.3484486874</text:p>
          </table:table-cell>
          <table:table-cell/>
          <table:table-cell office:value-type="float" office:value="1853.59" calcext:value-type="float">
            <text:p>1853.59</text:p>
          </table:table-cell>
          <table:table-cell office:value-type="float" office:value="1908.62" calcext:value-type="float">
            <text:p>1908.62</text:p>
          </table:table-cell>
          <table:table-cell table:formula="of:=[.G9]/[.F9]" office:value-type="float" office:value="1.02968833452921" calcext:value-type="float">
            <text:p>1.02968833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8-12(12)</text:p>
          </table:table-cell>
          <table:table-cell office:value-type="float" office:value="4.31" calcext:value-type="float">
            <text:p>4.31</text:p>
          </table:table-cell>
          <table:table-cell office:value-type="float" office:value="4.07" calcext:value-type="float">
            <text:p>4.07</text:p>
          </table:table-cell>
          <table:table-cell table:formula="of:=[.C11]/[.B11]" office:value-type="float" office:value="0.94431554524362" calcext:value-type="float">
            <text:p>0.9443155452</text:p>
          </table:table-cell>
          <table:table-cell/>
          <table:table-cell office:value-type="float" office:value="965.75" calcext:value-type="float">
            <text:p>965.75</text:p>
          </table:table-cell>
          <table:table-cell office:value-type="float" office:value="693.93" calcext:value-type="float">
            <text:p>693.93</text:p>
          </table:table-cell>
          <table:table-cell table:formula="of:=[.G11]/[.F11]" office:value-type="float" office:value="0.718539994822677" calcext:value-type="float">
            <text:p>0.7185399948</text:p>
          </table:table-cell>
        </table:table-row>
        <table:table-row table:style-name="ro1">
          <table:table-cell office:value-type="string" calcext:value-type="string">
            <text:p>100-12(12)</text:p>
          </table:table-cell>
          <table:table-cell office:value-type="float" office:value="2.26" calcext:value-type="float">
            <text:p>2.26</text:p>
          </table:table-cell>
          <table:table-cell office:value-type="float" office:value="2.15" calcext:value-type="float">
            <text:p>2.15</text:p>
          </table:table-cell>
          <table:table-cell table:formula="of:=[.C12]/[.B12]" office:value-type="float" office:value="0.951327433628319" calcext:value-type="float">
            <text:p>0.9513274336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7.48" calcext:value-type="float">
            <text:p>7.48</text:p>
          </table:table-cell>
          <table:table-cell table:formula="of:=[.G12]/[.F12]" office:value-type="float" office:value="0.886255924170616" calcext:value-type="float">
            <text:p>0.8862559242</text:p>
          </table:table-cell>
        </table:table-row>
        <table:table-row table:style-name="ro1">
          <table:table-cell office:value-type="string" calcext:value-type="string">
            <text:p>200-12(12)</text:p>
          </table:table-cell>
          <table:table-cell office:value-type="float" office:value="0.95" calcext:value-type="float">
            <text:p>0.95</text:p>
          </table:table-cell>
          <table:table-cell office:value-type="float" office:value="2.63" calcext:value-type="float">
            <text:p>2.63</text:p>
          </table:table-cell>
          <table:table-cell table:style-name="ce9" table:formula="of:=[.C13]/[.B13]" office:value-type="float" office:value="2.76842105263158" calcext:value-type="float">
            <text:p>2.7684210526</text:p>
          </table:table-cell>
          <table:table-cell/>
          <table:table-cell office:value-type="float" office:value="1954.75" calcext:value-type="float">
            <text:p>1954.75</text:p>
          </table:table-cell>
          <table:table-cell office:value-type="float" office:value="1924.38" calcext:value-type="float">
            <text:p>1924.38</text:p>
          </table:table-cell>
          <table:table-cell table:formula="of:=[.G13]/[.F13]" office:value-type="float" office:value="0.984463486379332" calcext:value-type="float">
            <text:p>0.9844634864</text:p>
          </table:table-cell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48-12(1)</text:p>
          </table:table-cell>
          <table:table-cell table:style-name="ce2" table:formula="of:=AVERAGE([.D3];[.H3])" office:value-type="float" office:value="0.760700278681174" calcext:value-type="float">
            <text:p>0.76</text:p>
          </table:table-cell>
          <table:table-cell table:style-name="ce6" table:formula="of:=AVERAGE([.C3];[.G3])" office:value-type="float" office:value="14.11" calcext:value-type="float">
            <text:p>1.41E+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-12(1)</text:p>
          </table:table-cell>
          <table:table-cell table:style-name="ce2" table:formula="of:=AVERAGE([.D4];[.H4])" office:value-type="float" office:value="1.11020447167976" calcext:value-type="float">
            <text:p>1.11</text:p>
          </table:table-cell>
          <table:table-cell table:style-name="ce6" table:formula="of:=AVERAGE([.C4];[.G4])" office:value-type="float" office:value="29.58" calcext:value-type="float">
            <text:p>2.96E+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-12(1)</text:p>
          </table:table-cell>
          <table:table-cell table:style-name="ce2" table:formula="of:=AVERAGE([.D5];[.H5])" office:value-type="float" office:value="0.913035778803293" calcext:value-type="float">
            <text:p>0.91</text:p>
          </table:table-cell>
          <table:table-cell table:style-name="ce6" table:formula="of:=AVERAGE([.C5];[.G5])" office:value-type="float" office:value="44.79" calcext:value-type="float">
            <text:p>4.48E+01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48-12(6)</text:p>
          </table:table-cell>
          <table:table-cell table:style-name="ce2" table:formula="of:=AVERAGE([.D7];[.H7])" office:value-type="float" office:value="1.10795871226882" calcext:value-type="float">
            <text:p>1.11</text:p>
          </table:table-cell>
          <table:table-cell table:style-name="ce6" table:formula="of:=AVERAGE([.C7];[.G7])" office:value-type="float" office:value="349" calcext:value-type="float">
            <text:p>3.49E+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-12(6)</text:p>
          </table:table-cell>
          <table:table-cell table:style-name="ce2" table:formula="of:=AVERAGE([.D8];[.H8])" office:value-type="float" office:value="0.939755927177338" calcext:value-type="float">
            <text:p>0.94</text:p>
          </table:table-cell>
          <table:table-cell table:style-name="ce6" table:formula="of:=AVERAGE([.C8];[.G8])" office:value-type="float" office:value="19.775" calcext:value-type="float">
            <text:p>1.98E+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-12(6)</text:p>
          </table:table-cell>
          <table:table-cell table:style-name="ce2" table:formula="of:=AVERAGE([.D9];[.H9])" office:value-type="float" office:value="1.18906851094002" calcext:value-type="float">
            <text:p>1.19</text:p>
          </table:table-cell>
          <table:table-cell table:style-name="ce6" table:formula="of:=AVERAGE([.C9];[.G9])" office:value-type="float" office:value="957.135" calcext:value-type="float">
            <text:p>9.57E+02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48-12(12)</text:p>
          </table:table-cell>
          <table:table-cell table:style-name="ce2" table:formula="of:=AVERAGE([.D11];[.H11])" office:value-type="float" office:value="0.831427770033148" calcext:value-type="float">
            <text:p>0.83</text:p>
          </table:table-cell>
          <table:table-cell table:style-name="ce6" table:formula="of:=AVERAGE([.C11];[.G11])" office:value-type="float" office:value="349" calcext:value-type="float">
            <text:p>3.49E+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-12(12)</text:p>
          </table:table-cell>
          <table:table-cell table:style-name="ce2" table:formula="of:=AVERAGE([.D12];[.H12])" office:value-type="float" office:value="0.918791678899467" calcext:value-type="float">
            <text:p>0.92</text:p>
          </table:table-cell>
          <table:table-cell table:style-name="ce6" table:formula="of:=AVERAGE([.C12];[.G12])" office:value-type="float" office:value="4.815" calcext:value-type="float">
            <text:p>4.8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-12(12)</text:p>
          </table:table-cell>
          <table:table-cell table:style-name="ce2" table:formula="of:=AVERAGE([.D13];[.H13])" office:value-type="float" office:value="1.87644226950546" calcext:value-type="float">
            <text:p>1.88</text:p>
          </table:table-cell>
          <table:table-cell table:style-name="ce6" table:formula="of:=AVERAGE([.C13];[.G13])" office:value-type="float" office:value="963.505" calcext:value-type="float">
            <text:p>9.64E+0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percentag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lt;1</text:p>
          </table:table-cell>
          <table:table-cell table:style-name="ce3" table:formula="of:=COUNTIF([.D3:.D13];&quot;&lt;&quot;&amp;1) + COUNTIF([.H3:.H13];&quot;&lt;&quot;&amp;1) + COUNTIF([.L3:.L13];&quot;&lt;&quot;&amp;1) + COUNTIF([.P3:.P13];&quot;&lt;&quot;&amp;1) + COUNTIF([.T3:.T13];&quot;&lt;&quot;&amp;1)" office:value-type="float" office:value="12" calcext:value-type="float">
            <text:p>12</text:p>
          </table:table-cell>
          <table:table-cell table:style-name="ce7" table:formula="of:=[.B30]/[.$B$39] * 100" office:value-type="float" office:value="66.66666666666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\=1</text:p>
          </table:table-cell>
          <table:table-cell table:style-name="ce4" table:formula="of:=COUNTIF([.D3:.D13];&quot;=1&quot;) + COUNTIF([.H3:.H13];&quot;=1&quot;) + COUNTIF([.L3:.L13];&quot;=1&quot;) + COUNTIF([.P3:.P13];&quot;=1&quot;) + COUNTIF([.T3:.T13];&quot;=1&quot;)" office:value-type="float" office:value="0" calcext:value-type="float">
            <text:p>0</text:p>
          </table:table-cell>
          <table:table-cell table:style-name="ce7" table:formula="of:=[.B31]/[.$B$39] * 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1 &amp; &lt;= 1.01</text:p>
          </table:table-cell>
          <table:table-cell table:style-name="ce5" table:formula="of:=COUNTIFS([.D3:.D13];&quot;&gt;1&quot;;  [.D3:.D13];&quot;&lt;=1.01&quot;) + COUNTIFS([.H3:.H13];&quot;&gt;1&quot;;  [.H3:.H13];&quot;&lt;=1.01&quot;) + COUNTIFS([.L3:.L13];&quot;&gt;1&quot;;  [.L3:.L13];&quot;&lt;=1.01&quot;) + COUNTIFS([.P3:.P13];&quot;&gt;1&quot;;  [.P3:.P13];&quot;&lt;=1.01&quot;)  + COUNTIFS([.T3:.T13];&quot;&gt;1&quot;;  [.T3:.T13];&quot;&lt;=1.01&quot;)" office:value-type="float" office:value="0" calcext:value-type="float">
            <text:p>0</text:p>
          </table:table-cell>
          <table:table-cell table:style-name="ce7" table:formula="of:=[.B32]/[.$B$39] * 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1.01 &amp; &lt; 1.05 </text:p>
          </table:table-cell>
          <table:table-cell table:style-name="ce5" table:formula="of:=COUNTIFS([.D3:.D13];&quot;&gt;1.01&quot;;  [.D3:.D13];&quot;&lt;=1.05&quot;) + COUNTIFS([.H3:.H13];&quot;&gt;1.01&quot;;  [.H3:.H13];&quot;&lt;=1.05&quot;) + COUNTIFS([.L3:.L13];&quot;&gt;1.01&quot;;  [.L3:.L13];&quot;&lt;=1.05&quot;) + COUNTIFS([.P3:.P13];&quot;&gt;1.01&quot;;  [.P3:.P13];&quot;&lt;=1.05&quot;)  + COUNTIFS([.T3:.T13];&quot;&gt;1.01&quot;;  [.T3:.T13];&quot;&lt;=1.05&quot;)" office:value-type="float" office:value="1" calcext:value-type="float">
            <text:p>1</text:p>
          </table:table-cell>
          <table:table-cell table:style-name="ce7" table:formula="of:=[.B33]/[.$B$39] * 100" office:value-type="float" office:value="5.5555555555555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 1.05 &amp; &lt; 1.1</text:p>
          </table:table-cell>
          <table:table-cell table:style-name="ce3" table:formula="of:=COUNTIFS([.D3:.D13]; &quot;&gt;1.05&quot;; [.D3:.D13]; &quot;&lt;=1.10&quot;) + COUNTIFS([.H3:.H13]; &quot;&gt;1.05&quot;; [.H3:.H13]; &quot;&lt;=1.10&quot;) + COUNTIFS([.L3:.L13]; &quot;&gt;1.05&quot;; [.L3:.L13]; &quot;&lt;=1.10&quot;) + COUNTIFS([.P3:.P13]; &quot;&gt;1.05&quot;; [.P3:.P13]; &quot;&lt;=1.10&quot;)+ COUNTIFS([.T3:.T13]; &quot;&gt;1.05&quot;; [.T3:.T13]; &quot;&lt;=1.10&quot;)" office:value-type="float" office:value="1" calcext:value-type="float">
            <text:p>1</text:p>
          </table:table-cell>
          <table:table-cell table:style-name="ce7" table:formula="of:=[.B34]/[.$B$39] * 100" office:value-type="float" office:value="5.5555555555555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1.1-1.2</text:p>
          </table:table-cell>
          <table:table-cell table:style-name="ce4" table:formula="of:=COUNTIFS([.D3:.D13]; &quot;&gt;1.1&quot;; [.D3:.D13]; &quot;&lt;=1.2&quot;) + COUNTIFS([.H3:.H13]; &quot;&gt;1.1&quot;; [.H3:.H13]; &quot;&lt;=1.2&quot;) + COUNTIFS([.L3:.L13]; &quot;&gt;1.1&quot;; [.L3:.L13]; &quot;&lt;=1.2&quot;) + COUNTIFS([.P3:.P13]; &quot;&gt;1.1&quot;; [.P3:.P13]; &quot;&lt;=1.2&quot;)+ COUNTIFS([.T3:.T13]; &quot;&gt;1.1&quot;; [.T3:.T13]; &quot;&lt;=1.2&quot;)" office:value-type="float" office:value="0" calcext:value-type="float">
            <text:p>0</text:p>
          </table:table-cell>
          <table:table-cell table:style-name="ce7" table:formula="of:=[.B35]/[.$B$39] * 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&gt;1.2</text:p>
          </table:table-cell>
          <table:table-cell table:style-name="ce3" table:formula="of:=COUNTIF([.D3:.D13];&quot;&gt;&quot;&amp;1.2) + COUNTIF([.H3:.H13];&quot;&gt;&quot;&amp;1.2) + COUNTIF([.L3:.L13];&quot;&gt;&quot;&amp;1.2) + COUNTIF([.P3:.P13];&quot;&gt;&quot;&amp;1.2) + COUNTIF([.T3:.T13];&quot;&gt;&quot;&amp;1.2)" office:value-type="float" office:value="4" calcext:value-type="float">
            <text:p>4</text:p>
          </table:table-cell>
          <table:table-cell table:style-name="ce7" table:formula="of:=[.B36]/[.$B$39] * 100" office:value-type="float" office:value="22.22222222222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ce3" table:formula="of:=SUM([.B30:.B36])" office:value-type="float" office:value="18" calcext:value-type="float">
            <text:p>18</text:p>
          </table:table-cell>
          <table:table-cell table:style-name="ce3" table:formula="of:=SUM([.C30:.C36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ll test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</table:table>
      <table:table table:name="overall" table:style-name="ta1">
        <table:shapes>
          <draw:frame draw:z-index="0" draw:style-name="gr1" draw:text-style-name="P1" svg:width="453.51pt" svg:height="255.09pt" svg:x="859.69pt" svg:y="178.44pt">
            <loext:p draw:notify-on-update-of-ranges="overall.A17:overall.A17 overall.B17:overall.B17 overall.A18:overall.A18 overall.B18:overall.B18 overall.A19:overall.A19 overall.B19:overall.B19 overall.A21:overall.A21 overall.B21:overall.B21 overall.A22:overall.A22 overall.B22:overall.B22 overall.A23:overall.A23 overall.B23:overall.B23 overall.A25:overall.A25 overall.B25:overall.B25 overall.A26:overall.A26 overall.B26:overall.B26 overall.A27:overall.A27 overall.B27:overall.B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357.93pt" svg:y="173.2pt">
            <loext:p draw:notify-on-update-of-ranges="overall.A17:overall.A17 overall.C17:overall.C17 overall.A18:overall.A18 overall.C18:overall.C18 overall.A19:overall.A19 overall.C19:overall.C19 overall.A21:overall.A21 overall.C21:overall.C21 overall.A22:overall.A22 overall.C22:overall.C22 overall.A23:overall.A23 overall.C23:overall.C23 overall.A25:overall.A25 overall.C25:overall.C25 overall.A26:overall.A26 overall.C26:overall.C26 overall.A27:overall.A27 overall.C27:overall.C2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 table:number-rows-repeated="16">
          <table:table-cell table:number-columns-repeated="3"/>
        </table:table-row>
        <table:table-row table:style-name="ro1">
          <table:table-cell table:style-name="ce1" office:value-type="string" calcext:value-type="string">
            <text:p>48-12(1)</text:p>
          </table:table-cell>
          <table:table-cell table:formula="of:=(['simple ex'.B17]+['double ex'.B17]+['triple ex'.B17])/3" office:value-type="float" office:value="0.918059212135824" calcext:value-type="float">
            <text:p>0.9180592121</text:p>
          </table:table-cell>
          <table:table-cell table:formula="of:=(['simple ex'.C17]+['double ex'.C17]+['triple ex'.C17])/3" office:value-type="float" office:value="8305703.83533333" calcext:value-type="float">
            <text:p>8305703.83533333</text:p>
          </table:table-cell>
        </table:table-row>
        <table:table-row table:style-name="ro1">
          <table:table-cell table:style-name="ce1" office:value-type="string" calcext:value-type="string">
            <text:p>100-12(1)</text:p>
          </table:table-cell>
          <table:table-cell table:formula="of:=(['simple ex'.B18]+['double ex'.B18]+['triple ex'.B18])/3" office:value-type="float" office:value="1.03861004713924" calcext:value-type="float">
            <text:p>1.0386100471</text:p>
          </table:table-cell>
          <table:table-cell table:formula="of:=(['simple ex'.C18]+['double ex'.C18]+['triple ex'.C18])/3" office:value-type="float" office:value="14506560.5173333" calcext:value-type="float">
            <text:p>14506560.5173333</text:p>
          </table:table-cell>
        </table:table-row>
        <table:table-row table:style-name="ro1">
          <table:table-cell table:style-name="ce1" office:value-type="string" calcext:value-type="string">
            <text:p>200-12(1)</text:p>
          </table:table-cell>
          <table:table-cell table:formula="of:=(['simple ex'.B19]+['double ex'.B19]+['triple ex'.B19])/3" office:value-type="float" office:value="0.960449999216626" calcext:value-type="float">
            <text:p>0.9604499992</text:p>
          </table:table-cell>
          <table:table-cell table:formula="of:=(['simple ex'.C19]+['double ex'.C19]+['triple ex'.C19])/3" office:value-type="float" office:value="14097894.908" calcext:value-type="float">
            <text:p>14097894.908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48-12(6)</text:p>
          </table:table-cell>
          <table:table-cell table:formula="of:=(['simple ex'.B21]+['double ex'.B21]+['triple ex'.B21])/3" office:value-type="float" office:value="1.01987175785385" calcext:value-type="float">
            <text:p>1.0198717579</text:p>
          </table:table-cell>
          <table:table-cell table:formula="of:=(['simple ex'.C21]+['double ex'.C21]+['triple ex'.C21])/3" office:value-type="float" office:value="11171388.3746667" calcext:value-type="float">
            <text:p>11171388.3746667</text:p>
          </table:table-cell>
        </table:table-row>
        <table:table-row table:style-name="ro1">
          <table:table-cell table:style-name="ce1" office:value-type="string" calcext:value-type="string">
            <text:p>100-12(6)</text:p>
          </table:table-cell>
          <table:table-cell table:formula="of:=(['simple ex'.B22]+['double ex'.B22]+['triple ex'.B22])/3" office:value-type="float" office:value="0.96247222974108" calcext:value-type="float">
            <text:p>0.9624722297</text:p>
          </table:table-cell>
          <table:table-cell table:formula="of:=(['simple ex'.C22]+['double ex'.C22]+['triple ex'.C22])/3" office:value-type="float" office:value="15403027.271" calcext:value-type="float">
            <text:p>15403027.271</text:p>
          </table:table-cell>
        </table:table-row>
        <table:table-row table:style-name="ro1">
          <table:table-cell table:style-name="ce1" office:value-type="string" calcext:value-type="string">
            <text:p>200-12(6)</text:p>
          </table:table-cell>
          <table:table-cell table:formula="of:=(['simple ex'.B23]+['double ex'.B23]+['triple ex'.B23])/3" office:value-type="float" office:value="1.0625782305019" calcext:value-type="float">
            <text:p>1.0625782305</text:p>
          </table:table-cell>
          <table:table-cell table:formula="of:=(['simple ex'.C23]+['double ex'.C23]+['triple ex'.C23])/3" office:value-type="float" office:value="22312822.901" calcext:value-type="float">
            <text:p>22312822.901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48-12(12)</text:p>
          </table:table-cell>
          <table:table-cell table:formula="of:=(['simple ex'.B25]+['double ex'.B25]+['triple ex'.B25])/3" office:value-type="float" office:value="0.951082467571363" calcext:value-type="float">
            <text:p>0.9510824676</text:p>
          </table:table-cell>
          <table:table-cell table:formula="of:=(['simple ex'.C25]+['double ex'.C25]+['triple ex'.C25])/3" office:value-type="float" office:value="9609564.936" calcext:value-type="float">
            <text:p>9609564.936</text:p>
          </table:table-cell>
        </table:table-row>
        <table:table-row table:style-name="ro1">
          <table:table-cell table:style-name="ce1" office:value-type="string" calcext:value-type="string">
            <text:p>100-12(12)</text:p>
          </table:table-cell>
          <table:table-cell table:formula="of:=(['simple ex'.B26]+['double ex'.B26]+['triple ex'.B26])/3" office:value-type="float" office:value="0.999633239069768" calcext:value-type="float">
            <text:p>0.9996332391</text:p>
          </table:table-cell>
          <table:table-cell table:formula="of:=(['simple ex'.C26]+['double ex'.C26]+['triple ex'.C26])/3" office:value-type="float" office:value="12663505.115" calcext:value-type="float">
            <text:p>12663505.115</text:p>
          </table:table-cell>
        </table:table-row>
        <table:table-row table:style-name="ro1">
          <table:table-cell table:style-name="ce1" office:value-type="string" calcext:value-type="string">
            <text:p>200-12(12)</text:p>
          </table:table-cell>
          <table:table-cell table:formula="of:=(['simple ex'.B27]+['double ex'.B27]+['triple ex'.B27])/3" office:value-type="float" office:value="1.28324716701387" calcext:value-type="float">
            <text:p>1.283247167</text:p>
          </table:table-cell>
          <table:table-cell table:formula="of:=(['simple ex'.C27]+['double ex'.C27]+['triple ex'.C27])/3" office:value-type="float" office:value="24679274.6356667" calcext:value-type="float">
            <text:p>24679274.635666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7:.B27])" office:value-type="float" office:value="1.02177826113817" calcext:value-type="float">
            <text:p>1.02177826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9:47:08.383716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ol </meta:initial-creator>
    <meta:creation-date>2016-05-05T17:19:31.407174254</meta:creation-date>
    <dc:date>2016-05-15T21:05:04.824749763</dc:date>
    <dc:creator>pavol </dc:creator>
    <meta:editing-duration>PT7H28M13S</meta:editing-duration>
    <meta:editing-cycles>63</meta:editing-cycles>
    <meta:generator>LibreOffice/5.0.6.1$Linux_X86_64 LibreOffice_project/00$Build-1</meta:generator>
    <meta:document-statistic meta:table-count="4" meta:cell-count="58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double ex'.A17:'double ex'.B19 'double ex'.A21:'double ex'.B23 'double ex'.A25:'double ex'.B27" chart:data-source-has-labels="column" svg:x="1.331cm" svg:y="0.18cm" svg:width="14.349cm" svg:height="6.378cm">
          <chartooo:coordinate-region svg:x="2.243cm" svg:y="0.379cm" svg:width="13.437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double ex'.B17:'double ex'.B17" chart:label-cell-address="'double ex'.A17:'double ex'.A17" chart:class="chart:bar">
            <chart:data-point chart:style-name="ch11"/>
          </chart:series>
          <chart:series chart:style-name="ch12" chart:values-cell-range-address="'double ex'.B18:'double ex'.B18" chart:label-cell-address="'double ex'.A18:'double ex'.A18" chart:class="chart:bar">
            <chart:data-point/>
          </chart:series>
          <chart:series chart:style-name="ch13" chart:values-cell-range-address="'double ex'.B19:'double ex'.B19" chart:label-cell-address="'double ex'.A19:'double ex'.A19" chart:class="chart:bar">
            <chart:data-point/>
          </chart:series>
          <chart:series chart:style-name="ch14" chart:values-cell-range-address="'double ex'.B21:'double ex'.B21" chart:label-cell-address="'double ex'.A21:'double ex'.A21" chart:class="chart:bar">
            <chart:data-point/>
          </chart:series>
          <chart:series chart:style-name="ch15" chart:values-cell-range-address="'double ex'.B22:'double ex'.B22" chart:label-cell-address="'double ex'.A22:'double ex'.A22" chart:class="chart:bar">
            <chart:data-point/>
          </chart:series>
          <chart:series chart:style-name="ch16" chart:values-cell-range-address="'double ex'.B23:'double ex'.B23" chart:label-cell-address="'double ex'.A23:'double ex'.A23" chart:class="chart:bar">
            <chart:data-point/>
          </chart:series>
          <chart:series chart:style-name="ch17" chart:values-cell-range-address="'double ex'.B25:'double ex'.B25" chart:label-cell-address="'double ex'.A25:'double ex'.A25" chart:class="chart:bar">
            <chart:data-point/>
          </chart:series>
          <chart:series chart:style-name="ch18" chart:values-cell-range-address="'double ex'.B26:'double ex'.B26" chart:label-cell-address="'double ex'.A26:'double ex'.A26" chart:class="chart:bar">
            <chart:data-point/>
          </chart:series>
          <chart:series chart:style-name="ch19" chart:values-cell-range-address="'double ex'.B27:'double ex'.B27" chart:label-cell-address="'double ex'.A27:'doub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double ex'.A17:'double ex'.A17</svg:desc>
                </draw:g>
              </table:table-cell>
              <table:table-cell office:value-type="float" office:value="0.983006490350074">
                <text:p>0.983006490350074</text:p>
                <draw:g>
                  <svg:desc>'double ex'.B17:'double ex'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double ex'.A18:'double ex'.A18</svg:desc>
                </draw:g>
              </table:table-cell>
              <table:table-cell office:value-type="float" office:value="1.04074435778359">
                <text:p>1.04074435778359</text:p>
                <draw:g>
                  <svg:desc>'double ex'.B18:'double ex'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double ex'.A19:'double ex'.A19</svg:desc>
                </draw:g>
              </table:table-cell>
              <table:table-cell office:value-type="float" office:value="1.01115851810731">
                <text:p>1.01115851810731</text:p>
                <draw:g>
                  <svg:desc>'double ex'.B19:'double ex'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double ex'.A21:'double ex'.A21</svg:desc>
                </draw:g>
              </table:table-cell>
              <table:table-cell office:value-type="float" office:value="0.954399311286724">
                <text:p>0.954399311286724</text:p>
                <draw:g>
                  <svg:desc>'double ex'.B21:'double ex'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double ex'.A22:'double ex'.A22</svg:desc>
                </draw:g>
              </table:table-cell>
              <table:table-cell office:value-type="float" office:value="0.978289255487874">
                <text:p>0.978289255487874</text:p>
                <draw:g>
                  <svg:desc>'double ex'.B22:'double ex'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double ex'.A23:'double ex'.A23</svg:desc>
                </draw:g>
              </table:table-cell>
              <table:table-cell office:value-type="float" office:value="1.04304662815754">
                <text:p>1.04304662815754</text:p>
                <draw:g>
                  <svg:desc>'double ex'.B23:'double ex'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double ex'.A25:'double ex'.A25</svg:desc>
                </draw:g>
              </table:table-cell>
              <table:table-cell office:value-type="float" office:value="1.01393765727872">
                <text:p>1.01393765727872</text:p>
                <draw:g>
                  <svg:desc>'double ex'.B25:'double ex'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double ex'.A26:'double ex'.A26</svg:desc>
                </draw:g>
              </table:table-cell>
              <table:table-cell office:value-type="float" office:value="1.0598692375017">
                <text:p>1.0598692375017</text:p>
                <draw:g>
                  <svg:desc>'double ex'.B26:'double ex'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double ex'.A27:'double ex'.A27</svg:desc>
                </draw:g>
              </table:table-cell>
              <table:table-cell office:value-type="float" office:value="1.01184788656719">
                <text:p>1.01184788656719</text:p>
                <draw:g>
                  <svg:desc>'double ex'.B27:'double ex'.B2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83caff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simple ex'.A17:'simple ex'.B19 'simple ex'.A21:'simple ex'.B23 'simple ex'.A25:'simple ex'.B27" chart:data-source-has-labels="column" svg:x="1.331cm" svg:y="0.18cm" svg:width="14.349cm" svg:height="6.378cm">
          <chartooo:coordinate-region svg:x="2.243cm" svg:y="0.379cm" svg:width="13.437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simple ex'.B17:'simple ex'.B17" chart:label-cell-address="'simple ex'.A17:'simple ex'.A17" chart:class="chart:bar">
            <chart:data-point chart:style-name="ch11"/>
          </chart:series>
          <chart:series chart:style-name="ch12" chart:values-cell-range-address="'simple ex'.B18:'simple ex'.B18" chart:label-cell-address="'simple ex'.A18:'simple ex'.A18" chart:class="chart:bar">
            <chart:data-point/>
          </chart:series>
          <chart:series chart:style-name="ch13" chart:values-cell-range-address="'simple ex'.B19:'simple ex'.B19" chart:label-cell-address="'simple ex'.A19:'simple ex'.A19" chart:class="chart:bar">
            <chart:data-point/>
          </chart:series>
          <chart:series chart:style-name="ch14" chart:values-cell-range-address="'simple ex'.B21:'simple ex'.B21" chart:label-cell-address="'simple ex'.A21:'simple ex'.A21" chart:class="chart:bar">
            <chart:data-point/>
          </chart:series>
          <chart:series chart:style-name="ch15" chart:values-cell-range-address="'simple ex'.B22:'simple ex'.B22" chart:label-cell-address="'simple ex'.A22:'simple ex'.A22" chart:class="chart:bar">
            <chart:data-point/>
          </chart:series>
          <chart:series chart:style-name="ch16" chart:values-cell-range-address="'simple ex'.B23:'simple ex'.B23" chart:label-cell-address="'simple ex'.A23:'simple ex'.A23" chart:class="chart:bar">
            <chart:data-point/>
          </chart:series>
          <chart:series chart:style-name="ch17" chart:values-cell-range-address="'simple ex'.B25:'simple ex'.B25" chart:label-cell-address="'simple ex'.A25:'simple ex'.A25" chart:class="chart:bar">
            <chart:data-point/>
          </chart:series>
          <chart:series chart:style-name="ch18" chart:values-cell-range-address="'simple ex'.B26:'simple ex'.B26" chart:label-cell-address="'simple ex'.A26:'simple ex'.A26" chart:class="chart:bar">
            <chart:data-point/>
          </chart:series>
          <chart:series chart:style-name="ch19" chart:values-cell-range-address="'simple ex'.B27:'simple ex'.B27" chart:label-cell-address="'simple ex'.A27:'simp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simple ex'.A17:'simple ex'.A17</svg:desc>
                </draw:g>
              </table:table-cell>
              <table:table-cell office:value-type="float" office:value="1.01047086737622">
                <text:p>1.01047086737622</text:p>
                <draw:g>
                  <svg:desc>'simple ex'.B17:'simple ex'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simple ex'.A18:'simple ex'.A18</svg:desc>
                </draw:g>
              </table:table-cell>
              <table:table-cell office:value-type="float" office:value="0.964881311954382">
                <text:p>0.964881311954382</text:p>
                <draw:g>
                  <svg:desc>'simple ex'.B18:'simple ex'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simple ex'.A19:'simple ex'.A19</svg:desc>
                </draw:g>
              </table:table-cell>
              <table:table-cell office:value-type="float" office:value="0.957155700739278">
                <text:p>0.957155700739278</text:p>
                <draw:g>
                  <svg:desc>'simple ex'.B19:'simple ex'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simple ex'.A21:'simple ex'.A21</svg:desc>
                </draw:g>
              </table:table-cell>
              <table:table-cell office:value-type="float" office:value="0.997257250006001">
                <text:p>0.997257250006001</text:p>
                <draw:g>
                  <svg:desc>'simple ex'.B21:'simple ex'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simple ex'.A22:'simple ex'.A22</svg:desc>
                </draw:g>
              </table:table-cell>
              <table:table-cell office:value-type="float" office:value="0.969371506558029">
                <text:p>0.969371506558029</text:p>
                <draw:g>
                  <svg:desc>'simple ex'.B22:'simple ex'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simple ex'.A23:'simple ex'.A23</svg:desc>
                </draw:g>
              </table:table-cell>
              <table:table-cell office:value-type="float" office:value="0.955619552408137">
                <text:p>0.955619552408137</text:p>
                <draw:g>
                  <svg:desc>'simple ex'.B23:'simple ex'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simple ex'.A25:'simple ex'.A25</svg:desc>
                </draw:g>
              </table:table-cell>
              <table:table-cell office:value-type="float" office:value="1.00788197540223">
                <text:p>1.00788197540223</text:p>
                <draw:g>
                  <svg:desc>'simple ex'.B25:'simple ex'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simple ex'.A26:'simple ex'.A26</svg:desc>
                </draw:g>
              </table:table-cell>
              <table:table-cell office:value-type="float" office:value="1.02023880080813">
                <text:p>1.02023880080813</text:p>
                <draw:g>
                  <svg:desc>'simple ex'.B26:'simple ex'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simple ex'.A27:'simple ex'.A27</svg:desc>
                </draw:g>
              </table:table-cell>
              <table:table-cell office:value-type="float" office:value="0.96145134496897">
                <text:p>0.96145134496897</text:p>
                <draw:g>
                  <svg:desc>'simple ex'.B27:'simple ex'.B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triple ex'.A17:'triple ex'.B19 'triple ex'.A21:'triple ex'.B23 'triple ex'.A25:'triple ex'.B27" chart:data-source-has-labels="column" svg:x="1.331cm" svg:y="0.18cm" svg:width="14.349cm" svg:height="6.378cm">
          <chartooo:coordinate-region svg:x="2.243cm" svg:y="0.379cm" svg:width="13.437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riple ex'.B17:'triple ex'.B17" chart:label-cell-address="'triple ex'.A17:'triple ex'.A17" chart:class="chart:bar">
            <chart:data-point/>
          </chart:series>
          <chart:series chart:style-name="ch11" chart:values-cell-range-address="'triple ex'.B18:'triple ex'.B18" chart:label-cell-address="'triple ex'.A18:'triple ex'.A18" chart:class="chart:bar">
            <chart:data-point/>
          </chart:series>
          <chart:series chart:style-name="ch12" chart:values-cell-range-address="'triple ex'.B19:'triple ex'.B19" chart:label-cell-address="'triple ex'.A19:'triple ex'.A19" chart:class="chart:bar">
            <chart:data-point/>
          </chart:series>
          <chart:series chart:style-name="ch13" chart:values-cell-range-address="'triple ex'.B21:'triple ex'.B21" chart:label-cell-address="'triple ex'.A21:'triple ex'.A21" chart:class="chart:bar">
            <chart:data-point/>
          </chart:series>
          <chart:series chart:style-name="ch14" chart:values-cell-range-address="'triple ex'.B22:'triple ex'.B22" chart:label-cell-address="'triple ex'.A22:'triple ex'.A22" chart:class="chart:bar">
            <chart:data-point/>
          </chart:series>
          <chart:series chart:style-name="ch15" chart:values-cell-range-address="'triple ex'.B23:'triple ex'.B23" chart:label-cell-address="'triple ex'.A23:'triple ex'.A23" chart:class="chart:bar">
            <chart:data-point/>
          </chart:series>
          <chart:series chart:style-name="ch16" chart:values-cell-range-address="'triple ex'.B25:'triple ex'.B25" chart:label-cell-address="'triple ex'.A25:'triple ex'.A25" chart:class="chart:bar">
            <chart:data-point/>
          </chart:series>
          <chart:series chart:style-name="ch17" chart:values-cell-range-address="'triple ex'.B26:'triple ex'.B26" chart:label-cell-address="'triple ex'.A26:'triple ex'.A26" chart:class="chart:bar">
            <chart:data-point/>
          </chart:series>
          <chart:series chart:style-name="ch18" chart:values-cell-range-address="'triple ex'.B27:'triple ex'.B27" chart:label-cell-address="'triple ex'.A27:'triple ex'.A2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triple ex'.A17:'triple ex'.A17</svg:desc>
                </draw:g>
              </table:table-cell>
              <table:table-cell office:value-type="float" office:value="0.760700278681174">
                <text:p>0.760700278681174</text:p>
                <draw:g>
                  <svg:desc>'triple ex'.B17:'triple ex'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triple ex'.A18:'triple ex'.A18</svg:desc>
                </draw:g>
              </table:table-cell>
              <table:table-cell office:value-type="float" office:value="1.11020447167976">
                <text:p>1.11020447167976</text:p>
                <draw:g>
                  <svg:desc>'triple ex'.B18:'triple ex'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triple ex'.A19:'triple ex'.A19</svg:desc>
                </draw:g>
              </table:table-cell>
              <table:table-cell office:value-type="float" office:value="0.913035778803293">
                <text:p>0.913035778803293</text:p>
                <draw:g>
                  <svg:desc>'triple ex'.B19:'triple ex'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triple ex'.A21:'triple ex'.A21</svg:desc>
                </draw:g>
              </table:table-cell>
              <table:table-cell office:value-type="float" office:value="1.10795871226882">
                <text:p>1.10795871226882</text:p>
                <draw:g>
                  <svg:desc>'triple ex'.B21:'triple ex'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triple ex'.A22:'triple ex'.A22</svg:desc>
                </draw:g>
              </table:table-cell>
              <table:table-cell office:value-type="float" office:value="0.939755927177338">
                <text:p>0.939755927177338</text:p>
                <draw:g>
                  <svg:desc>'triple ex'.B22:'triple ex'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triple ex'.A23:'triple ex'.A23</svg:desc>
                </draw:g>
              </table:table-cell>
              <table:table-cell office:value-type="float" office:value="1.18906851094002">
                <text:p>1.18906851094002</text:p>
                <draw:g>
                  <svg:desc>'triple ex'.B23:'triple ex'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triple ex'.A25:'triple ex'.A25</svg:desc>
                </draw:g>
              </table:table-cell>
              <table:table-cell office:value-type="float" office:value="0.831427770033148">
                <text:p>0.831427770033148</text:p>
                <draw:g>
                  <svg:desc>'triple ex'.B25:'triple ex'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triple ex'.A26:'triple ex'.A26</svg:desc>
                </draw:g>
              </table:table-cell>
              <table:table-cell office:value-type="float" office:value="0.918791678899467">
                <text:p>0.918791678899467</text:p>
                <draw:g>
                  <svg:desc>'triple ex'.B26:'triple ex'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triple ex'.A27:'triple ex'.A27</svg:desc>
                </draw:g>
              </table:table-cell>
              <table:table-cell office:value-type="float" office:value="1.87644226950546">
                <text:p>1.87644226950546</text:p>
                <draw:g>
                  <svg:desc>'triple ex'.B27:'triple ex'.B2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33ff9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double ex'.A17:'double ex'.A19 'double ex'.C17:'double ex'.C19 'double ex'.A21:'double ex'.A23 'double ex'.C21:'double ex'.C23 'double ex'.A25:'double ex'.A27 'double ex'.C25:'double ex'.C27" chart:data-source-has-labels="column" svg:x="1.249cm" svg:y="0.179cm" svg:width="14.208cm" svg:height="6.376cm">
          <chartooo:coordinate-region svg:x="2.982cm" svg:y="0.378cm" svg:width="12.475cm" svg:height="5.978cm"/>
          <chart:axis chart:dimension="x" chart:name="primary-x" chart:style-name="ch4">
            <chart:title svg:x="8.005cm" svg:y="6.735cm" chart:style-name="ch5">
              <text:p>Test</text:p>
            </chart:title>
          </chart:axis>
          <chart:axis chart:dimension="y" chart:name="primary-y" chart:style-name="ch6">
            <chart:title svg:x="0.369cm" svg:y="3.755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double ex'.C17:'double ex'.C17" chart:label-cell-address="'double ex'.A17:'double ex'.A17" chart:class="chart:bar">
            <chart:data-point/>
          </chart:series>
          <chart:series chart:style-name="ch11" chart:values-cell-range-address="'double ex'.C18:'double ex'.C18" chart:label-cell-address="'double ex'.A18:'double ex'.A18" chart:class="chart:bar">
            <chart:data-point chart:style-name="ch12"/>
          </chart:series>
          <chart:series chart:style-name="ch13" chart:values-cell-range-address="'double ex'.C19:'double ex'.C19" chart:label-cell-address="'double ex'.A19:'double ex'.A19" chart:class="chart:bar">
            <chart:data-point/>
          </chart:series>
          <chart:series chart:style-name="ch14" chart:values-cell-range-address="'double ex'.C21:'double ex'.C21" chart:label-cell-address="'double ex'.A21:'double ex'.A21" chart:class="chart:bar">
            <chart:data-point/>
          </chart:series>
          <chart:series chart:style-name="ch15" chart:values-cell-range-address="'double ex'.C22:'double ex'.C22" chart:label-cell-address="'double ex'.A22:'double ex'.A22" chart:class="chart:bar">
            <chart:data-point/>
          </chart:series>
          <chart:series chart:style-name="ch16" chart:values-cell-range-address="'double ex'.C23:'double ex'.C23" chart:label-cell-address="'double ex'.A23:'double ex'.A23" chart:class="chart:bar">
            <chart:data-point/>
          </chart:series>
          <chart:series chart:style-name="ch17" chart:values-cell-range-address="'double ex'.C25:'double ex'.C25" chart:label-cell-address="'double ex'.A25:'double ex'.A25" chart:class="chart:bar">
            <chart:data-point/>
          </chart:series>
          <chart:series chart:style-name="ch18" chart:values-cell-range-address="'double ex'.C26:'double ex'.C26" chart:label-cell-address="'double ex'.A26:'double ex'.A26" chart:class="chart:bar">
            <chart:data-point/>
          </chart:series>
          <chart:series chart:style-name="ch19" chart:values-cell-range-address="'double ex'.C27:'double ex'.C27" chart:label-cell-address="'double ex'.A27:'doub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double ex'.A17:'double ex'.A17</svg:desc>
                </draw:g>
              </table:table-cell>
              <table:table-cell office:value-type="float" office:value="13329824.402">
                <text:p>13329824.402</text:p>
                <draw:g>
                  <svg:desc>'double ex'.C17:'double ex'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double ex'.A18:'double ex'.A18</svg:desc>
                </draw:g>
              </table:table-cell>
              <table:table-cell office:value-type="float" office:value="18653652.796">
                <text:p>18653652.796</text:p>
                <draw:g>
                  <svg:desc>'double ex'.C18:'double ex'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double ex'.A19:'double ex'.A19</svg:desc>
                </draw:g>
              </table:table-cell>
              <table:table-cell office:value-type="float" office:value="21899418.824">
                <text:p>21899418.824</text:p>
                <draw:g>
                  <svg:desc>'double ex'.C19:'double ex'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double ex'.A21:'double ex'.A21</svg:desc>
                </draw:g>
              </table:table-cell>
              <table:table-cell office:value-type="float" office:value="15574436.742">
                <text:p>15574436.742</text:p>
                <draw:g>
                  <svg:desc>'double ex'.C21:'double ex'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double ex'.A22:'double ex'.A22</svg:desc>
                </draw:g>
              </table:table-cell>
              <table:table-cell office:value-type="float" office:value="20176108.168">
                <text:p>20176108.168</text:p>
                <draw:g>
                  <svg:desc>'double ex'.C22:'double ex'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double ex'.A23:'double ex'.A23</svg:desc>
                </draw:g>
              </table:table-cell>
              <table:table-cell office:value-type="float" office:value="32474671.668">
                <text:p>32474671.668</text:p>
                <draw:g>
                  <svg:desc>'double ex'.C23:'double ex'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double ex'.A25:'double ex'.A25</svg:desc>
                </draw:g>
              </table:table-cell>
              <table:table-cell office:value-type="float" office:value="14607096.328">
                <text:p>14607096.328</text:p>
                <draw:g>
                  <svg:desc>'double ex'.C25:'double ex'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double ex'.A26:'double ex'.A26</svg:desc>
                </draw:g>
              </table:table-cell>
              <table:table-cell office:value-type="float" office:value="15400379.858">
                <text:p>15400379.858</text:p>
                <draw:g>
                  <svg:desc>'double ex'.C26:'double ex'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double ex'.A27:'double ex'.A27</svg:desc>
                </draw:g>
              </table:table-cell>
              <table:table-cell office:value-type="float" office:value="34704129.734">
                <text:p>34704129.734</text:p>
                <draw:g>
                  <svg:desc>'double ex'.C27:'double ex'.C2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6" style:family="chart">
      <style:chart-properties chart:solid-type="cuboid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33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498cm" svg:height="9.138cm" xlink:href=".." xlink:type="simple" chart:class="chart:bar" chart:style-name="ch1">
        <chart:legend chart:legend-position="bottom" svg:x="2.629cm" svg:y="7.857cm" style:legend-expansion="wide" chart:style-name="ch2"/>
        <chart:plot-area chart:style-name="ch3" table:cell-range-address="'simple ex'.A17:'simple ex'.A19 'simple ex'.C17:'simple ex'.C19 'simple ex'.A21:'simple ex'.A23 'simple ex'.C21:'simple ex'.C23 'simple ex'.A25:'simple ex'.A27 'simple ex'.C25:'simple ex'.C27" chart:data-source-has-labels="column" svg:x="1.32cm" svg:y="0.182cm" svg:width="13.869cm" svg:height="6.512cm">
          <chartooo:coordinate-region svg:x="3.053cm" svg:y="0.381cm" svg:width="12.136cm" svg:height="6.114cm"/>
          <chart:axis chart:dimension="x" chart:name="primary-x" chart:style-name="ch4">
            <chart:title svg:x="7.906cm" svg:y="6.876cm" chart:style-name="ch5">
              <text:p>Test</text:p>
            </chart:title>
          </chart:axis>
          <chart:axis chart:dimension="y" chart:name="primary-y" chart:style-name="ch6">
            <chart:title svg:x="0.451cm" svg:y="3.826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simple ex'.C17:'simple ex'.C17" chart:label-cell-address="'simple ex'.A17:'simple ex'.A17" chart:class="chart:bar">
            <chart:data-point/>
          </chart:series>
          <chart:series chart:style-name="ch11" chart:values-cell-range-address="'simple ex'.C18:'simple ex'.C18" chart:label-cell-address="'simple ex'.A18:'simple ex'.A18" chart:class="chart:bar">
            <chart:data-point/>
          </chart:series>
          <chart:series chart:style-name="ch12" chart:values-cell-range-address="'simple ex'.C19:'simple ex'.C19" chart:label-cell-address="'simple ex'.A19:'simple ex'.A19" chart:class="chart:bar">
            <chart:data-point/>
          </chart:series>
          <chart:series chart:style-name="ch13" chart:values-cell-range-address="'simple ex'.C21:'simple ex'.C21" chart:label-cell-address="'simple ex'.A21:'simple ex'.A21" chart:class="chart:bar">
            <chart:data-point/>
          </chart:series>
          <chart:series chart:style-name="ch14" chart:values-cell-range-address="'simple ex'.C22:'simple ex'.C22" chart:label-cell-address="'simple ex'.A22:'simple ex'.A22" chart:class="chart:bar">
            <chart:data-point/>
          </chart:series>
          <chart:series chart:style-name="ch15" chart:values-cell-range-address="'simple ex'.C23:'simple ex'.C23" chart:label-cell-address="'simple ex'.A23:'simple ex'.A23" chart:class="chart:bar">
            <chart:data-point chart:style-name="ch16"/>
          </chart:series>
          <chart:series chart:style-name="ch17" chart:values-cell-range-address="'simple ex'.C25:'simple ex'.C25" chart:label-cell-address="'simple ex'.A25:'simple ex'.A25" chart:class="chart:bar">
            <chart:data-point/>
          </chart:series>
          <chart:series chart:style-name="ch18" chart:values-cell-range-address="'simple ex'.C26:'simple ex'.C26" chart:label-cell-address="'simple ex'.A26:'simple ex'.A26" chart:class="chart:bar">
            <chart:data-point/>
          </chart:series>
          <chart:series chart:style-name="ch19" chart:values-cell-range-address="'simple ex'.C27:'simple ex'.C27" chart:label-cell-address="'simple ex'.A27:'simp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simple ex'.A17:'simple ex'.A17</svg:desc>
                </draw:g>
              </table:table-cell>
              <table:table-cell office:value-type="float" office:value="11587272.994">
                <text:p>11587272.994</text:p>
                <draw:g>
                  <svg:desc>'simple ex'.C17:'simple ex'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simple ex'.A18:'simple ex'.A18</svg:desc>
                </draw:g>
              </table:table-cell>
              <table:table-cell office:value-type="float" office:value="24865999.176">
                <text:p>24865999.176</text:p>
                <draw:g>
                  <svg:desc>'simple ex'.C18:'simple ex'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simple ex'.A19:'simple ex'.A19</svg:desc>
                </draw:g>
              </table:table-cell>
              <table:table-cell office:value-type="float" office:value="20394221.11">
                <text:p>20394221.11</text:p>
                <draw:g>
                  <svg:desc>'simple ex'.C19:'simple ex'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simple ex'.A21:'simple ex'.A21</svg:desc>
                </draw:g>
              </table:table-cell>
              <table:table-cell office:value-type="float" office:value="17939379.382">
                <text:p>17939379.382</text:p>
                <draw:g>
                  <svg:desc>'simple ex'.C21:'simple ex'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simple ex'.A22:'simple ex'.A22</svg:desc>
                </draw:g>
              </table:table-cell>
              <table:table-cell office:value-type="float" office:value="26032953.87">
                <text:p>26032953.87</text:p>
                <draw:g>
                  <svg:desc>'simple ex'.C22:'simple ex'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simple ex'.A23:'simple ex'.A23</svg:desc>
                </draw:g>
              </table:table-cell>
              <table:table-cell office:value-type="float" office:value="34462839.9">
                <text:p>34462839.9</text:p>
                <draw:g>
                  <svg:desc>'simple ex'.C23:'simple ex'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simple ex'.A25:'simple ex'.A25</svg:desc>
                </draw:g>
              </table:table-cell>
              <table:table-cell office:value-type="float" office:value="14221249.48">
                <text:p>14221249.48</text:p>
                <draw:g>
                  <svg:desc>'simple ex'.C25:'simple ex'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simple ex'.A26:'simple ex'.A26</svg:desc>
                </draw:g>
              </table:table-cell>
              <table:table-cell office:value-type="float" office:value="22590130.672">
                <text:p>22590130.672</text:p>
                <draw:g>
                  <svg:desc>'simple ex'.C26:'simple ex'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simple ex'.A27:'simple ex'.A27</svg:desc>
                </draw:g>
              </table:table-cell>
              <table:table-cell office:value-type="float" office:value="39332730.668">
                <text:p>39332730.668</text:p>
                <draw:g>
                  <svg:desc>'simple ex'.C27:'simple ex'.C2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'triple ex'.A17:'triple ex'.A19 'triple ex'.C17:'triple ex'.C19 'triple ex'.A21:'triple ex'.A23 'triple ex'.C21:'triple ex'.C23 'triple ex'.A25:'triple ex'.A27 'triple ex'.C25:'triple ex'.C27" chart:data-source-has-labels="column" svg:x="1.331cm" svg:y="0.18cm" svg:width="14.349cm" svg:height="6.378cm">
          <chartooo:coordinate-region svg:x="3.064cm" svg:y="0.379cm" svg:width="12.616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3.757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riple ex'.C17:'triple ex'.C17" chart:label-cell-address="'triple ex'.A17:'triple ex'.A17" chart:class="chart:bar">
            <chart:data-point chart:style-name="ch11"/>
          </chart:series>
          <chart:series chart:style-name="ch12" chart:values-cell-range-address="'triple ex'.C18:'triple ex'.C18" chart:label-cell-address="'triple ex'.A18:'triple ex'.A18" chart:class="chart:bar">
            <chart:data-point/>
          </chart:series>
          <chart:series chart:style-name="ch13" chart:values-cell-range-address="'triple ex'.C19:'triple ex'.C19" chart:label-cell-address="'triple ex'.A19:'triple ex'.A19" chart:class="chart:bar">
            <chart:data-point/>
          </chart:series>
          <chart:series chart:style-name="ch14" chart:values-cell-range-address="'triple ex'.C21:'triple ex'.C21" chart:label-cell-address="'triple ex'.A21:'triple ex'.A21" chart:class="chart:bar">
            <chart:data-point/>
          </chart:series>
          <chart:series chart:style-name="ch15" chart:values-cell-range-address="'triple ex'.C22:'triple ex'.C22" chart:label-cell-address="'triple ex'.A22:'triple ex'.A22" chart:class="chart:bar">
            <chart:data-point/>
          </chart:series>
          <chart:series chart:style-name="ch16" chart:values-cell-range-address="'triple ex'.C23:'triple ex'.C23" chart:label-cell-address="'triple ex'.A23:'triple ex'.A23" chart:class="chart:bar">
            <chart:data-point/>
          </chart:series>
          <chart:series chart:style-name="ch17" chart:values-cell-range-address="'triple ex'.C25:'triple ex'.C25" chart:label-cell-address="'triple ex'.A25:'triple ex'.A25" chart:class="chart:bar">
            <chart:data-point/>
          </chart:series>
          <chart:series chart:style-name="ch18" chart:values-cell-range-address="'triple ex'.C26:'triple ex'.C26" chart:label-cell-address="'triple ex'.A26:'triple ex'.A26" chart:class="chart:bar">
            <chart:data-point chart:style-name="ch11"/>
          </chart:series>
          <chart:series chart:style-name="ch19" chart:values-cell-range-address="'triple ex'.C27:'triple ex'.C27" chart:label-cell-address="'triple ex'.A27:'triple ex'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'triple ex'.A17:'triple ex'.A17</svg:desc>
                </draw:g>
              </table:table-cell>
              <table:table-cell office:value-type="float" office:value="14.11">
                <text:p>14.11</text:p>
                <draw:g>
                  <svg:desc>'triple ex'.C17:'triple ex'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'triple ex'.A18:'triple ex'.A18</svg:desc>
                </draw:g>
              </table:table-cell>
              <table:table-cell office:value-type="float" office:value="29.58">
                <text:p>29.58</text:p>
                <draw:g>
                  <svg:desc>'triple ex'.C18:'triple ex'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'triple ex'.A19:'triple ex'.A19</svg:desc>
                </draw:g>
              </table:table-cell>
              <table:table-cell office:value-type="float" office:value="44.79">
                <text:p>44.79</text:p>
                <draw:g>
                  <svg:desc>'triple ex'.C19:'triple ex'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'triple ex'.A21:'triple ex'.A21</svg:desc>
                </draw:g>
              </table:table-cell>
              <table:table-cell office:value-type="float" office:value="349">
                <text:p>349</text:p>
                <draw:g>
                  <svg:desc>'triple ex'.C21:'triple ex'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'triple ex'.A22:'triple ex'.A22</svg:desc>
                </draw:g>
              </table:table-cell>
              <table:table-cell office:value-type="float" office:value="19.775">
                <text:p>19.775</text:p>
                <draw:g>
                  <svg:desc>'triple ex'.C22:'triple ex'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'triple ex'.A23:'triple ex'.A23</svg:desc>
                </draw:g>
              </table:table-cell>
              <table:table-cell office:value-type="float" office:value="957.135">
                <text:p>957.135</text:p>
                <draw:g>
                  <svg:desc>'triple ex'.C23:'triple ex'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'triple ex'.A25:'triple ex'.A25</svg:desc>
                </draw:g>
              </table:table-cell>
              <table:table-cell office:value-type="float" office:value="349">
                <text:p>349</text:p>
                <draw:g>
                  <svg:desc>'triple ex'.C25:'triple ex'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'triple ex'.A26:'triple ex'.A26</svg:desc>
                </draw:g>
              </table:table-cell>
              <table:table-cell office:value-type="float" office:value="4.815">
                <text:p>4.815</text:p>
                <draw:g>
                  <svg:desc>'triple ex'.C26:'triple ex'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'triple ex'.A27:'triple ex'.A27</svg:desc>
                </draw:g>
              </table:table-cell>
              <table:table-cell office:value-type="float" office:value="963.505">
                <text:p>963.505</text:p>
                <draw:g>
                  <svg:desc>'triple ex'.C27:'triple ex'.C2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overall.A17:overall.B19 overall.A21:overall.B23 overall.A25:overall.B27" chart:data-source-has-labels="column" svg:x="1.331cm" svg:y="0.18cm" svg:width="14.349cm" svg:height="6.378cm">
          <chartooo:coordinate-region svg:x="2.058cm" svg:y="0.379cm" svg:width="13.622cm" svg:height="5.98cm"/>
          <chart:axis chart:dimension="x" chart:name="primary-x" chart:style-name="ch4">
            <chart:title svg:x="8.157cm" svg:y="6.738cm" chart:style-name="ch5">
              <text:p>Test</text:p>
            </chart:title>
          </chart:axis>
          <chart:axis chart:dimension="y" chart:name="primary-y" chart:style-name="ch6">
            <chart:title svg:x="0.451cm" svg:y="6.085cm" chart:style-name="ch7">
              <text:p>MSE ratios of benchmarked R model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overall.B17:overall.B17" chart:label-cell-address="overall.A17:overall.A17" chart:class="chart:bar">
            <chart:data-point/>
          </chart:series>
          <chart:series chart:style-name="ch11" chart:values-cell-range-address="overall.B18:overall.B18" chart:label-cell-address="overall.A18:overall.A18" chart:class="chart:bar">
            <chart:data-point/>
          </chart:series>
          <chart:series chart:style-name="ch12" chart:values-cell-range-address="overall.B19:overall.B19" chart:label-cell-address="overall.A19:overall.A19" chart:class="chart:bar">
            <chart:data-point/>
          </chart:series>
          <chart:series chart:style-name="ch13" chart:values-cell-range-address="overall.B21:overall.B21" chart:label-cell-address="overall.A21:overall.A21" chart:class="chart:bar">
            <chart:data-point/>
          </chart:series>
          <chart:series chart:style-name="ch14" chart:values-cell-range-address="overall.B22:overall.B22" chart:label-cell-address="overall.A22:overall.A22" chart:class="chart:bar">
            <chart:data-point/>
          </chart:series>
          <chart:series chart:style-name="ch15" chart:values-cell-range-address="overall.B23:overall.B23" chart:label-cell-address="overall.A23:overall.A23" chart:class="chart:bar">
            <chart:data-point/>
          </chart:series>
          <chart:series chart:style-name="ch16" chart:values-cell-range-address="overall.B25:overall.B25" chart:label-cell-address="overall.A25:overall.A25" chart:class="chart:bar">
            <chart:data-point/>
          </chart:series>
          <chart:series chart:style-name="ch17" chart:values-cell-range-address="overall.B26:overall.B26" chart:label-cell-address="overall.A26:overall.A26" chart:class="chart:bar">
            <chart:data-point/>
          </chart:series>
          <chart:series chart:style-name="ch18" chart:values-cell-range-address="overall.B27:overall.B27" chart:label-cell-address="overall.A27:overall.A2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overall.A17:overall.A17</svg:desc>
                </draw:g>
              </table:table-cell>
              <table:table-cell office:value-type="float" office:value="0.918059212135824">
                <text:p>0.918059212135824</text:p>
                <draw:g>
                  <svg:desc>overall.B17:overall.B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overall.A18:overall.A18</svg:desc>
                </draw:g>
              </table:table-cell>
              <table:table-cell office:value-type="float" office:value="1.03861004713924">
                <text:p>1.03861004713924</text:p>
                <draw:g>
                  <svg:desc>overall.B18:overall.B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overall.A19:overall.A19</svg:desc>
                </draw:g>
              </table:table-cell>
              <table:table-cell office:value-type="float" office:value="0.960449999216626">
                <text:p>0.960449999216626</text:p>
                <draw:g>
                  <svg:desc>overall.B19:overall.B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overall.A21:overall.A21</svg:desc>
                </draw:g>
              </table:table-cell>
              <table:table-cell office:value-type="float" office:value="1.01987175785385">
                <text:p>1.01987175785385</text:p>
                <draw:g>
                  <svg:desc>overall.B21:overall.B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overall.A22:overall.A22</svg:desc>
                </draw:g>
              </table:table-cell>
              <table:table-cell office:value-type="float" office:value="0.96247222974108">
                <text:p>0.96247222974108</text:p>
                <draw:g>
                  <svg:desc>overall.B22:overall.B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overall.A23:overall.A23</svg:desc>
                </draw:g>
              </table:table-cell>
              <table:table-cell office:value-type="float" office:value="1.0625782305019">
                <text:p>1.0625782305019</text:p>
                <draw:g>
                  <svg:desc>overall.B23:overall.B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overall.A25:overall.A25</svg:desc>
                </draw:g>
              </table:table-cell>
              <table:table-cell office:value-type="float" office:value="0.951082467571363">
                <text:p>0.951082467571363</text:p>
                <draw:g>
                  <svg:desc>overall.B25:overall.B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overall.A26:overall.A26</svg:desc>
                </draw:g>
              </table:table-cell>
              <table:table-cell office:value-type="float" office:value="0.999633239069768">
                <text:p>0.999633239069768</text:p>
                <draw:g>
                  <svg:desc>overall.B26:overall.B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overall.A27:overall.A27</svg:desc>
                </draw:g>
              </table:table-cell>
              <table:table-cell office:value-type="float" office:value="1.28324716701387">
                <text:p>1.28324716701387</text:p>
                <draw:g>
                  <svg:desc>overall.B27:overall.B27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33ff9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verlap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99ff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3333ff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ff66" dr3d:edge-rounding="5%"/>
      <style:text-properties fo:font-size="10pt" style:font-size-asian="10pt" style:font-size-complex="10pt"/>
    </style:style>
    <style:style style:name="ch15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9900" dr3d:edge-rounding="5%"/>
      <style:text-properties fo:font-size="10pt" style:font-size-asian="10pt" style:font-size-complex="10pt"/>
    </style:style>
    <style:style style:name="ch16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006600" dr3d:edge-rounding="5%"/>
      <style:text-properties fo:font-size="10pt" style:font-size-asian="10pt" style:font-size-complex="10pt"/>
    </style:style>
    <style:style style:name="ch17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18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cc0000" dr3d:edge-rounding="5%"/>
      <style:text-properties fo:font-size="10pt" style:font-size-asian="10pt" style:font-size-complex="10pt"/>
    </style:style>
    <style:style style:name="ch19" style:family="chart" style:data-style-name="N61">
      <style:chart-properties chart:link-data-style-to-source="true" chart:data-label-number="value" chart:data-label-text="false" chart:data-label-symbol="false"/>
      <style:graphic-properties draw:stroke="none" draw:fill-color="#99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2.88cm" svg:y="7.719cm" style:legend-expansion="wide" chart:style-name="ch2"/>
        <chart:plot-area chart:style-name="ch3" table:cell-range-address="overall.A17:overall.A19 overall.C17:overall.C19 overall.A21:overall.A23 overall.C21:overall.C23 overall.A25:overall.A27 overall.C25:overall.C27" chart:data-source-has-labels="column" svg:x="1.249cm" svg:y="0.179cm" svg:width="14.208cm" svg:height="6.376cm">
          <chartooo:coordinate-region svg:x="2.982cm" svg:y="0.378cm" svg:width="12.475cm" svg:height="5.978cm"/>
          <chart:axis chart:dimension="x" chart:name="primary-x" chart:style-name="ch4">
            <chart:title svg:x="8.005cm" svg:y="6.735cm" chart:style-name="ch5">
              <text:p>Test</text:p>
            </chart:title>
          </chart:axis>
          <chart:axis chart:dimension="y" chart:name="primary-y" chart:style-name="ch6">
            <chart:title svg:x="0.369cm" svg:y="3.755cm" chart:style-name="ch7">
              <text:p>MS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overall.C17:overall.C17" chart:label-cell-address="overall.A17:overall.A17" chart:class="chart:bar">
            <chart:data-point/>
          </chart:series>
          <chart:series chart:style-name="ch11" chart:values-cell-range-address="overall.C18:overall.C18" chart:label-cell-address="overall.A18:overall.A18" chart:class="chart:bar">
            <chart:data-point chart:style-name="ch12"/>
          </chart:series>
          <chart:series chart:style-name="ch13" chart:values-cell-range-address="overall.C19:overall.C19" chart:label-cell-address="overall.A19:overall.A19" chart:class="chart:bar">
            <chart:data-point/>
          </chart:series>
          <chart:series chart:style-name="ch14" chart:values-cell-range-address="overall.C21:overall.C21" chart:label-cell-address="overall.A21:overall.A21" chart:class="chart:bar">
            <chart:data-point/>
          </chart:series>
          <chart:series chart:style-name="ch15" chart:values-cell-range-address="overall.C22:overall.C22" chart:label-cell-address="overall.A22:overall.A22" chart:class="chart:bar">
            <chart:data-point/>
          </chart:series>
          <chart:series chart:style-name="ch16" chart:values-cell-range-address="overall.C23:overall.C23" chart:label-cell-address="overall.A23:overall.A23" chart:class="chart:bar">
            <chart:data-point/>
          </chart:series>
          <chart:series chart:style-name="ch17" chart:values-cell-range-address="overall.C25:overall.C25" chart:label-cell-address="overall.A25:overall.A25" chart:class="chart:bar">
            <chart:data-point/>
          </chart:series>
          <chart:series chart:style-name="ch18" chart:values-cell-range-address="overall.C26:overall.C26" chart:label-cell-address="overall.A26:overall.A26" chart:class="chart:bar">
            <chart:data-point/>
          </chart:series>
          <chart:series chart:style-name="ch19" chart:values-cell-range-address="overall.C27:overall.C27" chart:label-cell-address="overall.A27:overall.A27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8-12(1)</text:p>
                <draw:g>
                  <svg:desc>overall.A17:overall.A17</svg:desc>
                </draw:g>
              </table:table-cell>
              <table:table-cell office:value-type="float" office:value="8305703.83533333">
                <text:p>8305703.83533333</text:p>
                <draw:g>
                  <svg:desc>overall.C17:overall.C17</svg:desc>
                </draw:g>
              </table:table-cell>
            </table:table-row>
            <table:table-row>
              <table:table-cell office:value-type="string">
                <text:p>100-12(1)</text:p>
                <draw:g>
                  <svg:desc>overall.A18:overall.A18</svg:desc>
                </draw:g>
              </table:table-cell>
              <table:table-cell office:value-type="float" office:value="14506560.5173333">
                <text:p>14506560.5173333</text:p>
                <draw:g>
                  <svg:desc>overall.C18:overall.C18</svg:desc>
                </draw:g>
              </table:table-cell>
            </table:table-row>
            <table:table-row>
              <table:table-cell office:value-type="string">
                <text:p>200-12(1)</text:p>
                <draw:g>
                  <svg:desc>overall.A19:overall.A19</svg:desc>
                </draw:g>
              </table:table-cell>
              <table:table-cell office:value-type="float" office:value="14097894.908">
                <text:p>14097894.908</text:p>
                <draw:g>
                  <svg:desc>overall.C19:overall.C19</svg:desc>
                </draw:g>
              </table:table-cell>
            </table:table-row>
            <table:table-row>
              <table:table-cell office:value-type="string">
                <text:p>48-12(6)</text:p>
                <draw:g>
                  <svg:desc>overall.A21:overall.A21</svg:desc>
                </draw:g>
              </table:table-cell>
              <table:table-cell office:value-type="float" office:value="11171388.3746667">
                <text:p>11171388.3746667</text:p>
                <draw:g>
                  <svg:desc>overall.C21:overall.C21</svg:desc>
                </draw:g>
              </table:table-cell>
            </table:table-row>
            <table:table-row>
              <table:table-cell office:value-type="string">
                <text:p>100-12(6)</text:p>
                <draw:g>
                  <svg:desc>overall.A22:overall.A22</svg:desc>
                </draw:g>
              </table:table-cell>
              <table:table-cell office:value-type="float" office:value="15403027.271">
                <text:p>15403027.271</text:p>
                <draw:g>
                  <svg:desc>overall.C22:overall.C22</svg:desc>
                </draw:g>
              </table:table-cell>
            </table:table-row>
            <table:table-row>
              <table:table-cell office:value-type="string">
                <text:p>200-12(6)</text:p>
                <draw:g>
                  <svg:desc>overall.A23:overall.A23</svg:desc>
                </draw:g>
              </table:table-cell>
              <table:table-cell office:value-type="float" office:value="22312822.901">
                <text:p>22312822.901</text:p>
                <draw:g>
                  <svg:desc>overall.C23:overall.C23</svg:desc>
                </draw:g>
              </table:table-cell>
            </table:table-row>
            <table:table-row>
              <table:table-cell office:value-type="string">
                <text:p>48-12(12)</text:p>
                <draw:g>
                  <svg:desc>overall.A25:overall.A25</svg:desc>
                </draw:g>
              </table:table-cell>
              <table:table-cell office:value-type="float" office:value="9609564.936">
                <text:p>9609564.936</text:p>
                <draw:g>
                  <svg:desc>overall.C25:overall.C25</svg:desc>
                </draw:g>
              </table:table-cell>
            </table:table-row>
            <table:table-row>
              <table:table-cell office:value-type="string">
                <text:p>100-12(12)</text:p>
                <draw:g>
                  <svg:desc>overall.A26:overall.A26</svg:desc>
                </draw:g>
              </table:table-cell>
              <table:table-cell office:value-type="float" office:value="12663505.115">
                <text:p>12663505.115</text:p>
                <draw:g>
                  <svg:desc>overall.C26:overall.C26</svg:desc>
                </draw:g>
              </table:table-cell>
            </table:table-row>
            <table:table-row>
              <table:table-cell office:value-type="string">
                <text:p>200-12(12)</text:p>
                <draw:g>
                  <svg:desc>overall.A27:overall.A27</svg:desc>
                </draw:g>
              </table:table-cell>
              <table:table-cell office:value-type="float" office:value="24679274.6356667">
                <text:p>24679274.6356667</text:p>
                <draw:g>
                  <svg:desc>overall.C27:overall.C27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1$Linux_X86_64 LibreOffice_project/0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